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Region(s)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11-10-09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21-12-3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Estimate</text:p>
            <text:p>2025-01-01</text:p>
          </table:table-cell>
        </table:table-row>
        <table:table-row table:style-name="ro2">
          <table:table-cell office:value-type="string" calcext:value-type="string">
            <text:p><text:a xlink:href="javascript:sym('UA01500210001')" xlink:type="simple">Abbiategras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36803" calcext:value-type="float">
            <text:p>36803</text:p>
          </table:table-cell>
          <table:table-cell office:value-type="float" office:value="38081" calcext:value-type="float">
            <text:p>38081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office:value-type="string" calcext:value-type="string">
            <text:p><text:a xlink:href="javascript:sym('UA08700610001')" xlink:type="simple">Adr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4495" calcext:value-type="float">
            <text:p>34495</text:p>
          </table:table-cell>
          <table:table-cell office:value-type="float" office:value="33155" calcext:value-type="float">
            <text:p>33155</text:p>
          </table:table-cell>
          <table:table-cell office:value-type="float" office:value="32650" calcext:value-type="float">
            <text:p>32650</text:p>
          </table:table-cell>
        </table:table-row>
        <table:table-row table:style-name="ro2">
          <table:table-cell office:value-type="string" calcext:value-type="string">
            <text:p><text:a xlink:href="javascript:sym('UA08400110001')" xlink:type="simple">Agrige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2612" calcext:value-type="float">
            <text:p>32612</text:p>
          </table:table-cell>
          <table:table-cell office:value-type="float" office:value="29794" calcext:value-type="float">
            <text:p>29794</text:p>
          </table:table-cell>
          <table:table-cell office:value-type="float" office:value="29450" calcext:value-type="float">
            <text:p>29450</text:p>
          </table:table-cell>
        </table:table-row>
        <table:table-row table:style-name="ro2">
          <table:table-cell office:value-type="string" calcext:value-type="string">
            <text:p><text:a xlink:href="javascript:sym('UA00400310001')" xlink:type="simple">Alb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0817" calcext:value-type="float">
            <text:p>30817</text:p>
          </table:table-cell>
          <table:table-cell office:value-type="float" office:value="32070" calcext:value-type="float">
            <text:p>32070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2">
          <table:table-cell office:value-type="string" calcext:value-type="string">
            <text:p><text:a xlink:href="javascript:sym('UA00900210001')" xlink:type="simple">Albenga - Ceria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29807" calcext:value-type="float">
            <text:p>29807</text:p>
          </table:table-cell>
          <table:table-cell office:value-type="float" office:value="30081" calcext:value-type="float">
            <text:p>30081</text:p>
          </table:table-cell>
          <table:table-cell office:value-type="float" office:value="30250" calcext:value-type="float">
            <text:p>30250</text:p>
          </table:table-cell>
        </table:table-row>
        <table:table-row table:style-name="ro2">
          <table:table-cell office:value-type="string" calcext:value-type="string">
            <text:p><text:a xlink:href="javascript:sym('UA08100110001')" xlink:type="simple">Alcamo - Castellammare del Golf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57087" calcext:value-type="float">
            <text:p>57087</text:p>
          </table:table-cell>
          <table:table-cell office:value-type="float" office:value="56216" calcext:value-type="float">
            <text:p>56216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2">
          <table:table-cell office:value-type="string" calcext:value-type="string">
            <text:p><text:a xlink:href="javascript:sym('UA00600310001')" xlink:type="simple">Alessand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66308" calcext:value-type="float">
            <text:p>66308</text:p>
          </table:table-cell>
          <table:table-cell office:value-type="float" office:value="68374" calcext:value-type="float">
            <text:p>68374</text:p>
          </table:table-cell>
          <table:table-cell office:value-type="float" office:value="69600" calcext:value-type="float">
            <text:p>69600</text:p>
          </table:table-cell>
        </table:table-row>
        <table:table-row table:style-name="ro2">
          <table:table-cell office:value-type="string" calcext:value-type="string">
            <text:p><text:a xlink:href="javascript:sym('UA09000310001')" xlink:type="simple">Alghe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34277" calcext:value-type="float">
            <text:p>34277</text:p>
          </table:table-cell>
          <table:table-cell office:value-type="float" office:value="36227" calcext:value-type="float">
            <text:p>36227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2">
          <table:table-cell office:value-type="string" calcext:value-type="string">
            <text:p><text:a xlink:href="javascript:sym('UA07200410001')" xlink:type="simple">Altamu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67739" calcext:value-type="float">
            <text:p>67739</text:p>
          </table:table-cell>
          <table:table-cell office:value-type="float" office:value="68292" calcext:value-type="float">
            <text:p>68292</text:p>
          </table:table-cell>
          <table:table-cell office:value-type="float" office:value="68500" calcext:value-type="float">
            <text:p>68500</text:p>
          </table:table-cell>
        </table:table-row>
        <table:table-row table:style-name="ro2">
          <table:table-cell office:value-type="string" calcext:value-type="string">
            <text:p><text:a xlink:href="javascript:sym('UA04200210001')" xlink:type="simple">Ancona - Falconara Marittim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168355" calcext:value-type="float">
            <text:p>168355</text:p>
          </table:table-cell>
          <table:table-cell office:value-type="float" office:value="166586" calcext:value-type="float">
            <text:p>166586</text:p>
          </table:table-cell>
          <table:table-cell office:value-type="float" office:value="167900" calcext:value-type="float">
            <text:p>167900</text:p>
          </table:table-cell>
        </table:table-row>
        <table:table-row table:style-name="ro2">
          <table:table-cell office:value-type="string" calcext:value-type="string">
            <text:p><text:a xlink:href="javascript:sym('UA11000110001')" xlink:type="simple">And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98349" calcext:value-type="float">
            <text:p>98349</text:p>
          </table:table-cell>
          <table:table-cell office:value-type="float" office:value="95356" calcext:value-type="float">
            <text:p>95356</text:p>
          </table:table-cell>
          <table:table-cell office:value-type="float" office:value="94400" calcext:value-type="float">
            <text:p>94400</text:p>
          </table:table-cell>
        </table:table-row>
        <table:table-row table:style-name="ro2">
          <table:table-cell office:value-type="string" calcext:value-type="string">
            <text:p><text:a xlink:href="javascript:sym('UA05800710001')" xlink:type="simple">Anzio - Nettuno - Apri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18090" calcext:value-type="float">
            <text:p>218090</text:p>
          </table:table-cell>
          <table:table-cell office:value-type="float" office:value="246178" calcext:value-type="float">
            <text:p>246178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string" calcext:value-type="string">
            <text:p><text:a xlink:href="javascript:sym('UA00700310001')" xlink:type="simple">Aos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alle d'Aosta</text:p>
          </table:table-cell>
          <table:table-cell office:value-type="float" office:value="52268" calcext:value-type="float">
            <text:p>52268</text:p>
          </table:table-cell>
          <table:table-cell office:value-type="float" office:value="51735" calcext:value-type="float">
            <text:p>51735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2">
          <table:table-cell office:value-type="string" calcext:value-type="string">
            <text:p><text:a xlink:href="javascript:sym('UA05100210002')" xlink:type="simple">Arezz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92627" calcext:value-type="float">
            <text:p>92627</text:p>
          </table:table-cell>
          <table:table-cell office:value-type="float" office:value="90979" calcext:value-type="float">
            <text:p>90979</text:p>
          </table:table-cell>
          <table:table-cell office:value-type="float" office:value="90700" calcext:value-type="float">
            <text:p>90700</text:p>
          </table:table-cell>
        </table:table-row>
        <table:table-row table:style-name="ro3">
          <table:table-cell office:value-type="string" calcext:value-type="string">
            <text:p><text:a xlink:href="javascript:sym('UA00300810001')" xlink:type="simple">Arona - Castelletto Sopra Ticino - Sesto Calend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 / Lombardia</text:p>
          </table:table-cell>
          <table:table-cell office:value-type="float" office:value="51168" calcext:value-type="float">
            <text:p>51168</text:p>
          </table:table-cell>
          <table:table-cell office:value-type="float" office:value="50709" calcext:value-type="float">
            <text:p>50709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2">
          <table:table-cell office:value-type="string" calcext:value-type="string">
            <text:p><text:a xlink:href="javascript:sym('UA02400810001')" xlink:type="simple">Arzignano - Chiamp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45559" calcext:value-type="float">
            <text:p>45559</text:p>
          </table:table-cell>
          <table:table-cell office:value-type="float" office:value="43753" calcext:value-type="float">
            <text:p>43753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2">
          <table:table-cell office:value-type="string" calcext:value-type="string">
            <text:p><text:a xlink:href="javascript:sym('UA04400710001')" xlink:type="simple">Ascoli Pice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66601" calcext:value-type="float">
            <text:p>66601</text:p>
          </table:table-cell>
          <table:table-cell office:value-type="float" office:value="64540" calcext:value-type="float">
            <text:p>64540</text:p>
          </table:table-cell>
          <table:table-cell office:value-type="float" office:value="63700" calcext:value-type="float">
            <text:p>63700</text:p>
          </table:table-cell>
        </table:table-row>
        <table:table-row table:style-name="ro2">
          <table:table-cell office:value-type="string" calcext:value-type="string">
            <text:p><text:a xlink:href="javascript:sym('UA09200310001')" xlink:type="simple">Assemin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25408" calcext:value-type="float">
            <text:p>25408</text:p>
          </table:table-cell>
          <table:table-cell office:value-type="float" office:value="25139" calcext:value-type="float">
            <text:p>25139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'UA00500510001')" xlink:type="simple">Ast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64637" calcext:value-type="float">
            <text:p>64637</text:p>
          </table:table-cell>
          <table:table-cell office:value-type="float" office:value="64029" calcext:value-type="float">
            <text:p>64029</text:p>
          </table:table-cell>
          <table:table-cell office:value-type="float" office:value="63800" calcext:value-type="float">
            <text:p>63800</text:p>
          </table:table-cell>
        </table:table-row>
        <table:table-row table:style-name="ro2">
          <table:table-cell office:value-type="string" calcext:value-type="string">
            <text:p><text:a xlink:href="javascript:sym('UA08900110002')" xlink:type="simple">Augus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2569" calcext:value-type="float">
            <text:p>32569</text:p>
          </table:table-cell>
          <table:table-cell office:value-type="float" office:value="30698" calcext:value-type="float">
            <text:p>30698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2">
          <table:table-cell office:value-type="string" calcext:value-type="string">
            <text:p><text:a xlink:href="javascript:sym('UA06400710001')" xlink:type="simple">Avella - Mugnano del Cardinale - Bai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23876" calcext:value-type="float">
            <text:p>23876</text:p>
          </table:table-cell>
          <table:table-cell office:value-type="float" office:value="25095" calcext:value-type="float">
            <text:p>25095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2">
          <table:table-cell office:value-type="string" calcext:value-type="string">
            <text:p><text:a xlink:href="javascript:sym('UA06400810001')" xlink:type="simple">Avell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112556" calcext:value-type="float">
            <text:p>112556</text:p>
          </table:table-cell>
          <table:table-cell office:value-type="float" office:value="114001" calcext:value-type="float">
            <text:p>114001</text:p>
          </table:table-cell>
          <table:table-cell office:value-type="float" office:value="112700" calcext:value-type="float">
            <text:p>112700</text:p>
          </table:table-cell>
        </table:table-row>
        <table:table-row table:style-name="ro2">
          <table:table-cell office:value-type="string" calcext:value-type="string">
            <text:p><text:a xlink:href="javascript:sym('UA06600610002')" xlink:type="simple">Avezz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39474" calcext:value-type="float">
            <text:p>39474</text:p>
          </table:table-cell>
          <table:table-cell office:value-type="float" office:value="39724" calcext:value-type="float">
            <text:p>39724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2">
          <table:table-cell office:value-type="string" calcext:value-type="string">
            <text:p><text:a xlink:href="javascript:sym('UA00101310001')" xlink:type="simple">Avigliana - Almese - Sant'Ambrogio di Tor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2460" calcext:value-type="float">
            <text:p>32460</text:p>
          </table:table-cell>
          <table:table-cell office:value-type="float" office:value="32741" calcext:value-type="float">
            <text:p>32741</text:p>
          </table:table-cell>
          <table:table-cell office:value-type="float" office:value="32450" calcext:value-type="float">
            <text:p>32450</text:p>
          </table:table-cell>
        </table:table-row>
        <table:table-row table:style-name="ro2">
          <table:table-cell office:value-type="string" calcext:value-type="string">
            <text:p><text:a xlink:href="javascript:sym('UA08900210001')" xlink:type="simple">Avo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9161" calcext:value-type="float">
            <text:p>29161</text:p>
          </table:table-cell>
          <table:table-cell office:value-type="float" office:value="28437" calcext:value-type="float">
            <text:p>28437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2">
          <table:table-cell office:value-type="string" calcext:value-type="string">
            <text:p><text:a xlink:href="javascript:sym('UA08300510002')" xlink:type="simple">Barcellona Pozzo di Got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8938" calcext:value-type="float">
            <text:p>38938</text:p>
          </table:table-cell>
          <table:table-cell office:value-type="float" office:value="37210" calcext:value-type="float">
            <text:p>3721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2">
          <table:table-cell office:value-type="string" calcext:value-type="string">
            <text:p><text:a xlink:href="javascript:sym('UA07200610001')" xlink:type="simple">Ba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363535" calcext:value-type="float">
            <text:p>363535</text:p>
          </table:table-cell>
          <table:table-cell office:value-type="float" office:value="368177" calcext:value-type="float">
            <text:p>368177</text:p>
          </table:table-cell>
          <table:table-cell office:value-type="float" office:value="366900" calcext:value-type="float">
            <text:p>366900</text:p>
          </table:table-cell>
        </table:table-row>
        <table:table-row table:style-name="ro2">
          <table:table-cell office:value-type="string" calcext:value-type="string">
            <text:p><text:a xlink:href="javascript:sym('UA11000210001')" xlink:type="simple">Barlet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92536" calcext:value-type="float">
            <text:p>92536</text:p>
          </table:table-cell>
          <table:table-cell office:value-type="float" office:value="91424" calcext:value-type="float">
            <text:p>91424</text:p>
          </table:table-cell>
          <table:table-cell office:value-type="float" office:value="90600" calcext:value-type="float">
            <text:p>90600</text:p>
          </table:table-cell>
        </table:table-row>
        <table:table-row table:style-name="ro2">
          <table:table-cell office:value-type="string" calcext:value-type="string">
            <text:p><text:a xlink:href="javascript:sym('UA02401210001')" xlink:type="simple">Bassano del Grappa - Castelfranco Vene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93921" calcext:value-type="float">
            <text:p>293921</text:p>
          </table:table-cell>
          <table:table-cell office:value-type="float" office:value="298311" calcext:value-type="float">
            <text:p>298311</text:p>
          </table:table-cell>
          <table:table-cell office:value-type="float" office:value="298600" calcext:value-type="float">
            <text:p>298600</text:p>
          </table:table-cell>
        </table:table-row>
        <table:table-row table:style-name="ro2">
          <table:table-cell office:value-type="string" calcext:value-type="string">
            <text:p><text:a xlink:href="javascript:sym('UA05400210001')" xlink:type="simple">Bastia umbra - Santa Maria degli Ange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Umbria</text:p>
          </table:table-cell>
          <table:table-cell office:value-type="float" office:value="29701" calcext:value-type="float">
            <text:p>29701</text:p>
          </table:table-cell>
          <table:table-cell office:value-type="float" office:value="29810" calcext:value-type="float">
            <text:p>29810</text:p>
          </table:table-cell>
          <table:table-cell office:value-type="float" office:value="29750" calcext:value-type="float">
            <text:p>29750</text:p>
          </table:table-cell>
        </table:table-row>
        <table:table-row table:style-name="ro2">
          <table:table-cell office:value-type="string" calcext:value-type="string">
            <text:p><text:a xlink:href="javascript:sym('UA02500610001')" xlink:type="simple">Bellu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8725" calcext:value-type="float">
            <text:p>28725</text:p>
          </table:table-cell>
          <table:table-cell office:value-type="float" office:value="28677" calcext:value-type="float">
            <text:p>28677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2">
          <table:table-cell office:value-type="string" calcext:value-type="string">
            <text:p><text:a xlink:href="javascript:sym('UA06200810001')" xlink:type="simple">Beneve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50636" calcext:value-type="float">
            <text:p>50636</text:p>
          </table:table-cell>
          <table:table-cell office:value-type="float" office:value="48374" calcext:value-type="float">
            <text:p>48374</text:p>
          </table:table-cell>
          <table:table-cell office:value-type="float" office:value="47300" calcext:value-type="float">
            <text:p>47300</text:p>
          </table:table-cell>
        </table:table-row>
        <table:table-row table:style-name="ro2">
          <table:table-cell office:value-type="string" calcext:value-type="string">
            <text:p><text:a xlink:href="javascript:sym('UA01602410001')" xlink:type="simple">Bergam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873418" calcext:value-type="float">
            <text:p>873418</text:p>
          </table:table-cell>
          <table:table-cell office:value-type="float" office:value="895816" calcext:value-type="float">
            <text:p>895816</text:p>
          </table:table-cell>
          <table:table-cell office:value-type="float" office:value="906400" calcext:value-type="float">
            <text:p>906400</text:p>
          </table:table-cell>
        </table:table-row>
        <table:table-row table:style-name="ro2">
          <table:table-cell office:value-type="string" calcext:value-type="string">
            <text:p><text:a xlink:href="javascript:sym('UA08700810001')" xlink:type="simple">Biancavilla - Santa Maria di Licod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9574" calcext:value-type="float">
            <text:p>29574</text:p>
          </table:table-cell>
          <table:table-cell office:value-type="float" office:value="29438" calcext:value-type="float">
            <text:p>29438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2">
          <table:table-cell office:value-type="string" calcext:value-type="string">
            <text:p><text:a xlink:href="javascript:sym('UA09600410001')" xlink:type="simple">Biella - Cossa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123466" calcext:value-type="float">
            <text:p>123466</text:p>
          </table:table-cell>
          <table:table-cell office:value-type="float" office:value="117719" calcext:value-type="float">
            <text:p>117719</text:p>
          </table:table-cell>
          <table:table-cell office:value-type="float" office:value="117200" calcext:value-type="float">
            <text:p>117200</text:p>
          </table:table-cell>
        </table:table-row>
        <table:table-row table:style-name="ro2">
          <table:table-cell office:value-type="string" calcext:value-type="string">
            <text:p><text:a xlink:href="javascript:sym('UA11000310001')" xlink:type="simple">Biscegli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3648" calcext:value-type="float">
            <text:p>53648</text:p>
          </table:table-cell>
          <table:table-cell office:value-type="float" office:value="52435" calcext:value-type="float">
            <text:p>52435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2">
          <table:table-cell office:value-type="string" calcext:value-type="string">
            <text:p><text:a xlink:href="javascript:sym('UA07201110001')" xlink:type="simple">Bito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1593" calcext:value-type="float">
            <text:p>51593</text:p>
          </table:table-cell>
          <table:table-cell office:value-type="float" office:value="47770" calcext:value-type="float">
            <text:p>47770</text:p>
          </table:table-cell>
          <table:table-cell office:value-type="float" office:value="47350" calcext:value-type="float">
            <text:p>47350</text:p>
          </table:table-cell>
        </table:table-row>
        <table:table-row table:style-name="ro3">
          <table:table-cell office:value-type="string" calcext:value-type="string">
            <text:p><text:a xlink:href="javascript:sym('UA03700610002')" xlink:type="simple">Bolog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524964" calcext:value-type="float">
            <text:p>524964</text:p>
          </table:table-cell>
          <table:table-cell office:value-type="float" office:value="549022" calcext:value-type="float">
            <text:p>549022</text:p>
          </table:table-cell>
          <table:table-cell office:value-type="float" office:value="553400" calcext:value-type="float">
            <text:p>553400</text:p>
          </table:table-cell>
        </table:table-row>
        <table:table-row table:style-name="ro3">
          <table:table-cell office:value-type="string" calcext:value-type="string">
            <text:p><text:a xlink:href="javascript:sym('UA02100810001')" xlink:type="simple">Bolz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rentino-Alto Adige</text:p>
          </table:table-cell>
          <table:table-cell office:value-type="float" office:value="117075" calcext:value-type="float">
            <text:p>117075</text:p>
          </table:table-cell>
          <table:table-cell office:value-type="float" office:value="124086" calcext:value-type="float">
            <text:p>124086</text:p>
          </table:table-cell>
          <table:table-cell office:value-type="float" office:value="124400" calcext:value-type="float">
            <text:p>124400</text:p>
          </table:table-cell>
        </table:table-row>
        <table:table-row table:style-name="ro2">
          <table:table-cell office:value-type="string" calcext:value-type="string">
            <text:p><text:a xlink:href="javascript:sym('UA00302410001')" xlink:type="simple">Borgomane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4807" calcext:value-type="float">
            <text:p>34807</text:p>
          </table:table-cell>
          <table:table-cell office:value-type="float" office:value="34590" calcext:value-type="float">
            <text:p>34590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2">
          <table:table-cell office:value-type="string" calcext:value-type="string">
            <text:p><text:a xlink:href="javascript:sym('UA00402910003')" xlink:type="simple">B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3673" calcext:value-type="float">
            <text:p>33673</text:p>
          </table:table-cell>
          <table:table-cell office:value-type="float" office:value="35692" calcext:value-type="float">
            <text:p>35692</text:p>
          </table:table-cell>
          <table:table-cell office:value-type="float" office:value="35950" calcext:value-type="float">
            <text:p>35950</text:p>
          </table:table-cell>
        </table:table-row>
        <table:table-row table:style-name="ro2">
          <table:table-cell office:value-type="string" calcext:value-type="string">
            <text:p><text:a xlink:href="javascript:sym('UA01702910001')" xlink:type="simple">Bresc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480249" calcext:value-type="float">
            <text:p>480249</text:p>
          </table:table-cell>
          <table:table-cell office:value-type="float" office:value="489471" calcext:value-type="float">
            <text:p>489471</text:p>
          </table:table-cell>
          <table:table-cell office:value-type="float" office:value="495900" calcext:value-type="float">
            <text:p>495900</text:p>
          </table:table-cell>
        </table:table-row>
        <table:table-row table:style-name="ro3">
          <table:table-cell office:value-type="string" calcext:value-type="string">
            <text:p><text:a xlink:href="javascript:sym('UA02101110002')" xlink:type="simple">Bressano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rentino-Alto Adige</text:p>
          </table:table-cell>
          <table:table-cell office:value-type="float" office:value="19937" calcext:value-type="float">
            <text:p>19937</text:p>
          </table:table-cell>
          <table:table-cell office:value-type="float" office:value="22878" calcext:value-type="float">
            <text:p>22878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'UA07400110001')" xlink:type="simple">Brindis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80031" calcext:value-type="float">
            <text:p>80031</text:p>
          </table:table-cell>
          <table:table-cell office:value-type="float" office:value="76476" calcext:value-type="float">
            <text:p>76476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2">
          <table:table-cell office:value-type="string" calcext:value-type="string">
            <text:p><text:a xlink:href="javascript:sym('UA09200910001')" xlink:type="simple">Cagliari - Quartu Sant'El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292145" calcext:value-type="float">
            <text:p>292145</text:p>
          </table:table-cell>
          <table:table-cell office:value-type="float" office:value="290666" calcext:value-type="float">
            <text:p>290666</text:p>
          </table:table-cell>
          <table:table-cell office:value-type="float" office:value="286800" calcext:value-type="float">
            <text:p>286800</text:p>
          </table:table-cell>
        </table:table-row>
        <table:table-row table:style-name="ro2">
          <table:table-cell office:value-type="string" calcext:value-type="string">
            <text:p><text:a xlink:href="javascript:sym('UA08701110001')" xlink:type="simple">Caltagiro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5335" calcext:value-type="float">
            <text:p>35335</text:p>
          </table:table-cell>
          <table:table-cell office:value-type="float" office:value="33128" calcext:value-type="float">
            <text:p>33128</text:p>
          </table:table-cell>
          <table:table-cell office:value-type="float" office:value="32550" calcext:value-type="float">
            <text:p>32550</text:p>
          </table:table-cell>
        </table:table-row>
        <table:table-row table:style-name="ro2">
          <table:table-cell office:value-type="string" calcext:value-type="string">
            <text:p><text:a xlink:href="javascript:sym('UA08500410001')" xlink:type="simple">Caltanissetta - San Catal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79126" calcext:value-type="float">
            <text:p>79126</text:p>
          </table:table-cell>
          <table:table-cell office:value-type="float" office:value="73362" calcext:value-type="float">
            <text:p>73362</text:p>
          </table:table-cell>
          <table:table-cell office:value-type="float" office:value="71600" calcext:value-type="float">
            <text:p>71600</text:p>
          </table:table-cell>
        </table:table-row>
        <table:table-row table:style-name="ro2">
          <table:table-cell office:value-type="string" calcext:value-type="string">
            <text:p><text:a xlink:href="javascript:sym('UA07000610001')" xlink:type="simple">Campobas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olise</text:p>
          </table:table-cell>
          <table:table-cell office:value-type="float" office:value="46614" calcext:value-type="float">
            <text:p>46614</text:p>
          </table:table-cell>
          <table:table-cell office:value-type="float" office:value="46647" calcext:value-type="float">
            <text:p>46647</text:p>
          </table:table-cell>
          <table:table-cell office:value-type="float" office:value="46700" calcext:value-type="float">
            <text:p>46700</text:p>
          </table:table-cell>
        </table:table-row>
        <table:table-row table:style-name="ro2">
          <table:table-cell office:value-type="string" calcext:value-type="string">
            <text:p><text:a xlink:href="javascript:sym('UA08401110001')" xlink:type="simple">Canicattì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2277" calcext:value-type="float">
            <text:p>32277</text:p>
          </table:table-cell>
          <table:table-cell office:value-type="float" office:value="31400" calcext:value-type="float">
            <text:p>31400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2">
          <table:table-cell office:value-type="string" calcext:value-type="string">
            <text:p><text:a xlink:href="javascript:sym('UA11000410001')" xlink:type="simple">Canosa di Pug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9907" calcext:value-type="float">
            <text:p>29907</text:p>
          </table:table-cell>
          <table:table-cell office:value-type="float" office:value="27873" calcext:value-type="float">
            <text:p>27873</text:p>
          </table:table-cell>
          <table:table-cell office:value-type="float" office:value="27150" calcext:value-type="float">
            <text:p>27150</text:p>
          </table:table-cell>
        </table:table-row>
        <table:table-row table:style-name="ro2">
          <table:table-cell office:value-type="string" calcext:value-type="string">
            <text:p><text:a xlink:href="javascript:sym('UA11100910004')" xlink:type="simple">Carbon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23158" calcext:value-type="float">
            <text:p>23158</text:p>
          </table:table-cell>
          <table:table-cell office:value-type="float" office:value="21203" calcext:value-type="float">
            <text:p>21203</text:p>
          </table:table-cell>
          <table:table-cell office:value-type="float" office:value="20450" calcext:value-type="float">
            <text:p>20450</text:p>
          </table:table-cell>
        </table:table-row>
        <table:table-row table:style-name="ro2">
          <table:table-cell office:value-type="string" calcext:value-type="string">
            <text:p><text:a xlink:href="javascript:sym('UA00105910001')" xlink:type="simple">Carmagno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25511" calcext:value-type="float">
            <text:p>25511</text:p>
          </table:table-cell>
          <table:table-cell office:value-type="float" office:value="25210" calcext:value-type="float">
            <text:p>2521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3">
          <table:table-cell office:value-type="string" calcext:value-type="string">
            <text:p><text:a xlink:href="javascript:sym('UA03600510002')" xlink:type="simple">Carpi Cent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58507" calcext:value-type="float">
            <text:p>58507</text:p>
          </table:table-cell>
          <table:table-cell office:value-type="float" office:value="62805" calcext:value-type="float">
            <text:p>62805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2">
          <table:table-cell office:value-type="string" calcext:value-type="string">
            <text:p><text:a xlink:href="javascript:sym('UA00603910004')" xlink:type="simple">Casale Monferra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1503" calcext:value-type="float">
            <text:p>31503</text:p>
          </table:table-cell>
          <table:table-cell office:value-type="float" office:value="29552" calcext:value-type="float">
            <text:p>29552</text:p>
          </table:table-cell>
          <table:table-cell office:value-type="float" office:value="29550" calcext:value-type="float">
            <text:p>29550</text:p>
          </table:table-cell>
        </table:table-row>
        <table:table-row table:style-name="ro2">
          <table:table-cell office:value-type="string" calcext:value-type="string">
            <text:p><text:a xlink:href="javascript:sym('UA07501610001')" xlink:type="simple">Casarano - Mat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45770" calcext:value-type="float">
            <text:p>45770</text:p>
          </table:table-cell>
          <table:table-cell office:value-type="float" office:value="42177" calcext:value-type="float">
            <text:p>42177</text:p>
          </table:table-cell>
          <table:table-cell office:value-type="float" office:value="41450" calcext:value-type="float">
            <text:p>41450</text:p>
          </table:table-cell>
        </table:table-row>
        <table:table-row table:style-name="ro2">
          <table:table-cell office:value-type="string" calcext:value-type="string">
            <text:p><text:a xlink:href="javascript:sym('UA01505910002')" xlink:type="simple">Cassano d'Adda - Inza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5263" calcext:value-type="float">
            <text:p>25263</text:p>
          </table:table-cell>
          <table:table-cell office:value-type="float" office:value="27238" calcext:value-type="float">
            <text:p>27238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2">
          <table:table-cell office:value-type="string" calcext:value-type="string">
            <text:p><text:a xlink:href="javascript:sym('UA06001910004')" xlink:type="simple">Cass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31590" calcext:value-type="float">
            <text:p>31590</text:p>
          </table:table-cell>
          <table:table-cell office:value-type="float" office:value="29859" calcext:value-type="float">
            <text:p>29859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table-cell office:value-type="string" calcext:value-type="string">
            <text:p><text:a xlink:href="javascript:sym('UA08100610001')" xlink:type="simple">Castelvetr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8342" calcext:value-type="float">
            <text:p>28342</text:p>
          </table:table-cell>
          <table:table-cell office:value-type="float" office:value="25321" calcext:value-type="float">
            <text:p>25321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2">
          <table:table-cell office:value-type="string" calcext:value-type="string">
            <text:p><text:a xlink:href="javascript:sym('UA06102710001')" xlink:type="simple">Castel Voltur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22494" calcext:value-type="float">
            <text:p>22494</text:p>
          </table:table-cell>
          <table:table-cell office:value-type="float" office:value="27329" calcext:value-type="float">
            <text:p>27329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2">
          <table:table-cell office:value-type="string" calcext:value-type="string">
            <text:p><text:a xlink:href="javascript:sym('UA02001710002')" xlink:type="simple">Castiglione delle Stivie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19306" calcext:value-type="float">
            <text:p>19306</text:p>
          </table:table-cell>
          <table:table-cell office:value-type="float" office:value="20519" calcext:value-type="float">
            <text:p>20519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'UA08701510001')" xlink:type="simple">Catan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740269" calcext:value-type="float">
            <text:p>740269</text:p>
          </table:table-cell>
          <table:table-cell office:value-type="float" office:value="757570" calcext:value-type="float">
            <text:p>757570</text:p>
          </table:table-cell>
          <table:table-cell office:value-type="float" office:value="753100" calcext:value-type="float">
            <text:p>753100</text:p>
          </table:table-cell>
        </table:table-row>
        <table:table-row table:style-name="ro2">
          <table:table-cell office:value-type="string" calcext:value-type="string">
            <text:p><text:a xlink:href="javascript:sym('UA07902310001')" xlink:type="simple">Catanza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78767" calcext:value-type="float">
            <text:p>78767</text:p>
          </table:table-cell>
          <table:table-cell office:value-type="float" office:value="84923" calcext:value-type="float">
            <text:p>84923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2">
          <table:table-cell office:value-type="string" calcext:value-type="string">
            <text:p><text:a xlink:href="javascript:sym('UA04900710001')" xlink:type="simple">Cec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22181" calcext:value-type="float">
            <text:p>22181</text:p>
          </table:table-cell>
          <table:table-cell office:value-type="float" office:value="21803" calcext:value-type="float">
            <text:p>21803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3">
          <table:table-cell office:value-type="string" calcext:value-type="string">
            <text:p><text:a xlink:href="javascript:sym('UA03800410005')" xlink:type="simple">Cento - Pieve di Ce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26152" calcext:value-type="float">
            <text:p>26152</text:p>
          </table:table-cell>
          <table:table-cell office:value-type="float" office:value="27617" calcext:value-type="float">
            <text:p>27617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'UA07102010002')" xlink:type="simple">Cerigno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4052" calcext:value-type="float">
            <text:p>54052</text:p>
          </table:table-cell>
          <table:table-cell office:value-type="float" office:value="55158" calcext:value-type="float">
            <text:p>55158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2">
          <table:table-cell office:value-type="string" calcext:value-type="string">
            <text:p><text:a xlink:href="javascript:sym('UA05802910002')" xlink:type="simple">Cerveteri - Marina di Cervete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3603" calcext:value-type="float">
            <text:p>23603</text:p>
          </table:table-cell>
          <table:table-cell office:value-type="float" office:value="25900" calcext:value-type="float">
            <text:p>2590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2">
          <table:table-cell office:value-type="string" calcext:value-type="string">
            <text:p><text:a xlink:href="javascript:sym('UA01001510002')" xlink:type="simple">Chiavari - Sestri Levan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71973" calcext:value-type="float">
            <text:p>71973</text:p>
          </table:table-cell>
          <table:table-cell office:value-type="float" office:value="72428" calcext:value-type="float">
            <text:p>72428</text:p>
          </table:table-cell>
          <table:table-cell office:value-type="float" office:value="72200" calcext:value-type="float">
            <text:p>72200</text:p>
          </table:table-cell>
        </table:table-row>
        <table:table-row table:style-name="ro2">
          <table:table-cell office:value-type="string" calcext:value-type="string">
            <text:p><text:a xlink:href="javascript:sym('UA02700810004')" xlink:type="simple">Chiogg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44959" calcext:value-type="float">
            <text:p>44959</text:p>
          </table:table-cell>
          <table:table-cell office:value-type="float" office:value="42884" calcext:value-type="float">
            <text:p>42884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2">
          <table:table-cell office:value-type="string" calcext:value-type="string">
            <text:p><text:a xlink:href="javascript:sym('UA00108210004')" xlink:type="simple">Chivas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24269" calcext:value-type="float">
            <text:p>24269</text:p>
          </table:table-cell>
          <table:table-cell office:value-type="float" office:value="25095" calcext:value-type="float">
            <text:p>25095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2">
          <table:table-cell office:value-type="string" calcext:value-type="string">
            <text:p><text:a xlink:href="javascript:sym('UA00108610001')" xlink:type="simple">Ciriè - Caselle Torinese - San Mauriz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68891" calcext:value-type="float">
            <text:p>68891</text:p>
          </table:table-cell>
          <table:table-cell office:value-type="float" office:value="70280" calcext:value-type="float">
            <text:p>7028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<text:a xlink:href="javascript:sym('UA05401310007')" xlink:type="simple">Città di Castel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Umbria</text:p>
          </table:table-cell>
          <table:table-cell office:value-type="float" office:value="29370" calcext:value-type="float">
            <text:p>29370</text:p>
          </table:table-cell>
          <table:table-cell office:value-type="float" office:value="28321" calcext:value-type="float">
            <text:p>28321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'UA04301310003')" xlink:type="simple">Civitanova Marche - Porto Potenza Pic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41751" calcext:value-type="float">
            <text:p>41751</text:p>
          </table:table-cell>
          <table:table-cell office:value-type="float" office:value="43934" calcext:value-type="float">
            <text:p>43934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2">
          <table:table-cell office:value-type="string" calcext:value-type="string">
            <text:p><text:a xlink:href="javascript:sym('UA05803210002')" xlink:type="simple">Civitavecchia - Santa Marinel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62643" calcext:value-type="float">
            <text:p>62643</text:p>
          </table:table-cell>
          <table:table-cell office:value-type="float" office:value="64819" calcext:value-type="float">
            <text:p>64819</text:p>
          </table:table-cell>
          <table:table-cell office:value-type="float" office:value="64500" calcext:value-type="float">
            <text:p>64500</text:p>
          </table:table-cell>
        </table:table-row>
        <table:table-row table:style-name="ro2">
          <table:table-cell office:value-type="string" calcext:value-type="string">
            <text:p><text:a xlink:href="javascript:sym('UA05803410001')" xlink:type="simple">Collefer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1663" calcext:value-type="float">
            <text:p>21663</text:p>
          </table:table-cell>
          <table:table-cell office:value-type="float" office:value="20555" calcext:value-type="float">
            <text:p>20555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2">
          <table:table-cell office:value-type="string" calcext:value-type="string">
            <text:p><text:a xlink:href="javascript:sym('UA08800310001')" xlink:type="simple">Comi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6466" calcext:value-type="float">
            <text:p>26466</text:p>
          </table:table-cell>
          <table:table-cell office:value-type="float" office:value="27301" calcext:value-type="float">
            <text:p>27301</text:p>
          </table:table-cell>
          <table:table-cell office:value-type="float" office:value="27450" calcext:value-type="float">
            <text:p>27450</text:p>
          </table:table-cell>
        </table:table-row>
        <table:table-row table:style-name="ro1">
          <table:table-cell office:value-type="string" calcext:value-type="string">
            <text:p><text:a xlink:href="javascript:sym('UA02602110002')" xlink:type="simple">Conegliano - Vittorio Vene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 / Friuli-Venezia Giulia</text:p>
          </table:table-cell>
          <table:table-cell office:value-type="float" office:value="136005" calcext:value-type="float">
            <text:p>136005</text:p>
          </table:table-cell>
          <table:table-cell office:value-type="float" office:value="132972" calcext:value-type="float">
            <text:p>132972</text:p>
          </table:table-cell>
          <table:table-cell office:value-type="float" office:value="132700" calcext:value-type="float">
            <text:p>132700</text:p>
          </table:table-cell>
        </table:table-row>
        <table:table-row table:style-name="ro2">
          <table:table-cell office:value-type="string" calcext:value-type="string">
            <text:p><text:a xlink:href="javascript:sym('UA07201910001')" xlink:type="simple">Convers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2782" calcext:value-type="float">
            <text:p>22782</text:p>
          </table:table-cell>
          <table:table-cell office:value-type="float" office:value="23357" calcext:value-type="float">
            <text:p>23357</text:p>
          </table:table-cell>
          <table:table-cell office:value-type="float" office:value="23450" calcext:value-type="float">
            <text:p>23450</text:p>
          </table:table-cell>
        </table:table-row>
        <table:table-row table:style-name="ro2">
          <table:table-cell office:value-type="string" calcext:value-type="string">
            <text:p><text:a xlink:href="javascript:sym('UA07502210001')" xlink:type="simple">Copert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3500" calcext:value-type="float">
            <text:p>23500</text:p>
          </table:table-cell>
          <table:table-cell office:value-type="float" office:value="22276" calcext:value-type="float">
            <text:p>22276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2">
          <table:table-cell office:value-type="string" calcext:value-type="string">
            <text:p><text:a xlink:href="javascript:sym('UA07202010001')" xlink:type="simple">Cora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46505" calcext:value-type="float">
            <text:p>46505</text:p>
          </table:table-cell>
          <table:table-cell office:value-type="float" office:value="44267" calcext:value-type="float">
            <text:p>44267</text:p>
          </table:table-cell>
          <table:table-cell office:value-type="float" office:value="44050" calcext:value-type="float">
            <text:p>44050</text:p>
          </table:table-cell>
        </table:table-row>
        <table:table-row table:style-name="ro2">
          <table:table-cell office:value-type="string" calcext:value-type="string">
            <text:p><text:a xlink:href="javascript:sym('UA07815710004')" xlink:type="simple">Corigliano Scalo - Marina di Schiavone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23132" calcext:value-type="float">
            <text:p>23132</text:p>
          </table:table-cell>
          <table:table-cell office:value-type="float" office:value="25116" calcext:value-type="float">
            <text:p>25116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<text:a xlink:href="javascript:sym('UA10805310001')" xlink:type="simple">Cornate d'Adda - Busnago - Roncel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0426" calcext:value-type="float">
            <text:p>20426</text:p>
          </table:table-cell>
          <table:table-cell office:value-type="float" office:value="22048" calcext:value-type="float">
            <text:p>22048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'UA07804510002')" xlink:type="simple">Cosenza - Quattromig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127598" calcext:value-type="float">
            <text:p>127598</text:p>
          </table:table-cell>
          <table:table-cell office:value-type="float" office:value="128714" calcext:value-type="float">
            <text:p>128714</text:p>
          </table:table-cell>
          <table:table-cell office:value-type="float" office:value="128100" calcext:value-type="float">
            <text:p>128100</text:p>
          </table:table-cell>
        </table:table-row>
        <table:table-row table:style-name="ro2">
          <table:table-cell office:value-type="string" calcext:value-type="string">
            <text:p><text:a xlink:href="javascript:sym('UA01903510001')" xlink:type="simple">Crem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39722" calcext:value-type="float">
            <text:p>39722</text:p>
          </table:table-cell>
          <table:table-cell office:value-type="float" office:value="40966" calcext:value-type="float">
            <text:p>40966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2">
          <table:table-cell office:value-type="string" calcext:value-type="string">
            <text:p><text:a xlink:href="javascript:sym('UA01903610004')" xlink:type="simple">Cremo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74862" calcext:value-type="float">
            <text:p>74862</text:p>
          </table:table-cell>
          <table:table-cell office:value-type="float" office:value="76620" calcext:value-type="float">
            <text:p>76620</text:p>
          </table:table-cell>
          <table:table-cell office:value-type="float" office:value="76900" calcext:value-type="float">
            <text:p>76900</text:p>
          </table:table-cell>
        </table:table-row>
        <table:table-row table:style-name="ro2">
          <table:table-cell office:value-type="string" calcext:value-type="string">
            <text:p><text:a xlink:href="javascript:sym('UA10101010001')" xlink:type="simple">Croto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50313" calcext:value-type="float">
            <text:p>50313</text:p>
          </table:table-cell>
          <table:table-cell office:value-type="float" office:value="50370" calcext:value-type="float">
            <text:p>50370</text:p>
          </table:table-cell>
          <table:table-cell office:value-type="float" office:value="49350" calcext:value-type="float">
            <text:p>49350</text:p>
          </table:table-cell>
        </table:table-row>
        <table:table-row table:style-name="ro2">
          <table:table-cell office:value-type="string" calcext:value-type="string">
            <text:p><text:a xlink:href="javascript:sym('UA00407810002')" xlink:type="simple">Cune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69046" calcext:value-type="float">
            <text:p>69046</text:p>
          </table:table-cell>
          <table:table-cell office:value-type="float" office:value="72614" calcext:value-type="float">
            <text:p>72614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2">
          <table:table-cell office:value-type="string" calcext:value-type="string">
            <text:p><text:a xlink:href="javascript:sym('UA01706510002')" xlink:type="simple">Darfo Boario Terme - Costa Volp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85140" calcext:value-type="float">
            <text:p>85140</text:p>
          </table:table-cell>
          <table:table-cell office:value-type="float" office:value="82702" calcext:value-type="float">
            <text:p>82702</text:p>
          </table:table-cell>
          <table:table-cell office:value-type="float" office:value="83100" calcext:value-type="float">
            <text:p>83100</text:p>
          </table:table-cell>
        </table:table-row>
        <table:table-row table:style-name="ro3">
          <table:table-cell office:value-type="string" calcext:value-type="string">
            <text:p><text:a xlink:href="javascript:sym('UA01706710002')" xlink:type="simple">Desenzano del Garda - Peschiera del Gard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 / Veneto</text:p>
          </table:table-cell>
          <table:table-cell office:value-type="float" office:value="43412" calcext:value-type="float">
            <text:p>43412</text:p>
          </table:table-cell>
          <table:table-cell office:value-type="float" office:value="47169" calcext:value-type="float">
            <text:p>47169</text:p>
          </table:table-cell>
          <table:table-cell office:value-type="float" office:value="47450" calcext:value-type="float">
            <text:p>47450</text:p>
          </table:table-cell>
        </table:table-row>
        <table:table-row table:style-name="ro2">
          <table:table-cell office:value-type="string" calcext:value-type="string">
            <text:p><text:a xlink:href="javascript:sym('UA10302810001')" xlink:type="simple">Domodossola - Villadosso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5304" calcext:value-type="float">
            <text:p>35304</text:p>
          </table:table-cell>
          <table:table-cell office:value-type="float" office:value="33422" calcext:value-type="float">
            <text:p>33422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2">
          <table:table-cell office:value-type="string" calcext:value-type="string">
            <text:p><text:a xlink:href="javascript:sym('UA06505010004')" xlink:type="simple">Eboli - Quadriv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33449" calcext:value-type="float">
            <text:p>33449</text:p>
          </table:table-cell>
          <table:table-cell office:value-type="float" office:value="35714" calcext:value-type="float">
            <text:p>35714</text:p>
          </table:table-cell>
          <table:table-cell office:value-type="float" office:value="35950" calcext:value-type="float">
            <text:p>35950</text:p>
          </table:table-cell>
        </table:table-row>
        <table:table-row table:style-name="ro2">
          <table:table-cell office:value-type="string" calcext:value-type="string">
            <text:p><text:a xlink:href="javascript:sym('UA04801410003')" xlink:type="simple">Empoli - Montelupo Fiorent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64113" calcext:value-type="float">
            <text:p>64113</text:p>
          </table:table-cell>
          <table:table-cell office:value-type="float" office:value="68827" calcext:value-type="float">
            <text:p>68827</text:p>
          </table:table-cell>
          <table:table-cell office:value-type="float" office:value="69600" calcext:value-type="float">
            <text:p>69600</text:p>
          </table:table-cell>
        </table:table-row>
        <table:table-row table:style-name="ro2">
          <table:table-cell office:value-type="string" calcext:value-type="string">
            <text:p><text:a xlink:href="javascript:sym('UA08600910001')" xlink:type="simple">En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2998" calcext:value-type="float">
            <text:p>22998</text:p>
          </table:table-cell>
          <table:table-cell office:value-type="float" office:value="22002" calcext:value-type="float">
            <text:p>22002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2">
          <table:table-cell office:value-type="string" calcext:value-type="string">
            <text:p><text:a xlink:href="javascript:sym('UA02803710002')" xlink:type="simple">Este - Soles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51459" calcext:value-type="float">
            <text:p>51459</text:p>
          </table:table-cell>
          <table:table-cell office:value-type="float" office:value="50347" calcext:value-type="float">
            <text:p>50347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2">
          <table:table-cell office:value-type="string" calcext:value-type="string">
            <text:p><text:a xlink:href="javascript:sym('UA04201710014')" xlink:type="simple">Fabri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24257" calcext:value-type="float">
            <text:p>24257</text:p>
          </table:table-cell>
          <table:table-cell office:value-type="float" office:value="22502" calcext:value-type="float">
            <text:p>22502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3">
          <table:table-cell office:value-type="string" calcext:value-type="string">
            <text:p><text:a xlink:href="javascript:sym('UA03901010004')" xlink:type="simple">Faenz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42130" calcext:value-type="float">
            <text:p>42130</text:p>
          </table:table-cell>
          <table:table-cell office:value-type="float" office:value="43713" calcext:value-type="float">
            <text:p>43713</text:p>
          </table:table-cell>
          <table:table-cell office:value-type="float" office:value="43650" calcext:value-type="float">
            <text:p>43650</text:p>
          </table:table-cell>
        </table:table-row>
        <table:table-row table:style-name="ro2">
          <table:table-cell office:value-type="string" calcext:value-type="string">
            <text:p><text:a xlink:href="javascript:sym('UA04101310004')" xlink:type="simple">F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69546" calcext:value-type="float">
            <text:p>69546</text:p>
          </table:table-cell>
          <table:table-cell office:value-type="float" office:value="70003" calcext:value-type="float">
            <text:p>70003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2">
          <table:table-cell office:value-type="string" calcext:value-type="string">
            <text:p><text:a xlink:href="javascript:sym('UA07400710002')" xlink:type="simple">Fas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2395" calcext:value-type="float">
            <text:p>22395</text:p>
          </table:table-cell>
          <table:table-cell office:value-type="float" office:value="21531" calcext:value-type="float">
            <text:p>21531</text:p>
          </table:table-cell>
          <table:table-cell office:value-type="float" office:value="21450" calcext:value-type="float">
            <text:p>21450</text:p>
          </table:table-cell>
        </table:table-row>
        <table:table-row table:style-name="ro2">
          <table:table-cell office:value-type="string" calcext:value-type="string">
            <text:p><text:a xlink:href="javascript:sym('UA08401710001')" xlink:type="simple">Fava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2836" calcext:value-type="float">
            <text:p>32836</text:p>
          </table:table-cell>
          <table:table-cell office:value-type="float" office:value="30443" calcext:value-type="float">
            <text:p>30443</text:p>
          </table:table-cell>
          <table:table-cell office:value-type="float" office:value="29850" calcext:value-type="float">
            <text:p>29850</text:p>
          </table:table-cell>
        </table:table-row>
        <table:table-row table:style-name="ro2">
          <table:table-cell office:value-type="string" calcext:value-type="string">
            <text:p><text:a xlink:href="javascript:sym('UA02502110004')" xlink:type="simple">Felt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0716" calcext:value-type="float">
            <text:p>20716</text:p>
          </table:table-cell>
          <table:table-cell office:value-type="float" office:value="20316" calcext:value-type="float">
            <text:p>20316</text:p>
          </table:table-cell>
          <table:table-cell office:value-type="float" office:value="20450" calcext:value-type="float">
            <text:p>20450</text:p>
          </table:table-cell>
        </table:table-row>
        <table:table-row table:style-name="ro1">
          <table:table-cell office:value-type="string" calcext:value-type="string">
            <text:p><text:a xlink:href="javascript:sym('UA03800810020')" xlink:type="simple">Ferra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 / Veneto</text:p>
          </table:table-cell>
          <table:table-cell office:value-type="float" office:value="114272" calcext:value-type="float">
            <text:p>114272</text:p>
          </table:table-cell>
          <table:table-cell office:value-type="float" office:value="113786" calcext:value-type="float">
            <text:p>113786</text:p>
          </table:table-cell>
          <table:table-cell office:value-type="float" office:value="113400" calcext:value-type="float">
            <text:p>113400</text:p>
          </table:table-cell>
        </table:table-row>
        <table:table-row table:style-name="ro3">
          <table:table-cell office:value-type="string" calcext:value-type="string">
            <text:p><text:a xlink:href="javascript:sym('UA03401410004')" xlink:type="simple">Fidenz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22907" calcext:value-type="float">
            <text:p>22907</text:p>
          </table:table-cell>
          <table:table-cell office:value-type="float" office:value="24455" calcext:value-type="float">
            <text:p>24455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2">
          <table:table-cell office:value-type="string" calcext:value-type="string">
            <text:p><text:a xlink:href="javascript:sym('UA04805210011')" xlink:type="simple">Figline Valdarno - Incisa in Val d'Ar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21122" calcext:value-type="float">
            <text:p>21122</text:p>
          </table:table-cell>
          <table:table-cell office:value-type="float" office:value="21019" calcext:value-type="float">
            <text:p>21019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<text:a xlink:href="javascript:sym('UA04801710002')" xlink:type="simple">Firenze - Prato - Pistoia</text:a> [Florence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894559" calcext:value-type="float">
            <text:p>894559</text:p>
          </table:table-cell>
          <table:table-cell office:value-type="float" office:value="929933" calcext:value-type="float">
            <text:p>929933</text:p>
          </table:table-cell>
          <table:table-cell office:value-type="float" office:value="933400" calcext:value-type="float">
            <text:p>933400</text:p>
          </table:table-cell>
        </table:table-row>
        <table:table-row table:style-name="ro2">
          <table:table-cell office:value-type="string" calcext:value-type="string">
            <text:p><text:a xlink:href="javascript:sym('UA08900910001')" xlink:type="simple">Florid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2089" calcext:value-type="float">
            <text:p>22089</text:p>
          </table:table-cell>
          <table:table-cell office:value-type="float" office:value="20733" calcext:value-type="float">
            <text:p>20733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2">
          <table:table-cell office:value-type="string" calcext:value-type="string">
            <text:p><text:a xlink:href="javascript:sym('UA07102410005')" xlink:type="simple">Fogg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137720" calcext:value-type="float">
            <text:p>137720</text:p>
          </table:table-cell>
          <table:table-cell office:value-type="float" office:value="138832" calcext:value-type="float">
            <text:p>138832</text:p>
          </table:table-cell>
          <table:table-cell office:value-type="float" office:value="137600" calcext:value-type="float">
            <text:p>137600</text:p>
          </table:table-cell>
        </table:table-row>
        <table:table-row table:style-name="ro2">
          <table:table-cell office:value-type="string" calcext:value-type="string">
            <text:p><text:a xlink:href="javascript:sym('UA05401810008')" xlink:type="simple">Folig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Umbria</text:p>
          </table:table-cell>
          <table:table-cell office:value-type="float" office:value="62078" calcext:value-type="float">
            <text:p>62078</text:p>
          </table:table-cell>
          <table:table-cell office:value-type="float" office:value="61098" calcext:value-type="float">
            <text:p>61098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2">
          <table:table-cell office:value-type="string" calcext:value-type="string">
            <text:p><text:a xlink:href="javascript:sym('UA05900710001')" xlink:type="simple">Fond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7639" calcext:value-type="float">
            <text:p>27639</text:p>
          </table:table-cell>
          <table:table-cell office:value-type="float" office:value="31646" calcext:value-type="float">
            <text:p>31646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3">
          <table:table-cell office:value-type="string" calcext:value-type="string">
            <text:p><text:a xlink:href="javascript:sym('UA04001210007')" xlink:type="simple">Forlì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96335" calcext:value-type="float">
            <text:p>96335</text:p>
          </table:table-cell>
          <table:table-cell office:value-type="float" office:value="96087" calcext:value-type="float">
            <text:p>96087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2">
          <table:table-cell office:value-type="string" calcext:value-type="string">
            <text:p><text:a xlink:href="javascript:sym('UA05900810002')" xlink:type="simple">Formia - Gaeta - Mintur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71997" calcext:value-type="float">
            <text:p>71997</text:p>
          </table:table-cell>
          <table:table-cell office:value-type="float" office:value="72707" calcext:value-type="float">
            <text:p>72707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2">
          <table:table-cell office:value-type="string" calcext:value-type="string">
            <text:p><text:a xlink:href="javascript:sym('UA07400810001')" xlink:type="simple">Francavilla Fonta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33415" calcext:value-type="float">
            <text:p>33415</text:p>
          </table:table-cell>
          <table:table-cell office:value-type="float" office:value="30539" calcext:value-type="float">
            <text:p>30539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2">
          <table:table-cell office:value-type="string" calcext:value-type="string">
            <text:p><text:a xlink:href="javascript:sym('UA06003810001')" xlink:type="simple">Frosinone - Cecc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117829" calcext:value-type="float">
            <text:p>117829</text:p>
          </table:table-cell>
          <table:table-cell office:value-type="float" office:value="116753" calcext:value-type="float">
            <text:p>116753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2">
          <table:table-cell office:value-type="string" calcext:value-type="string">
            <text:p><text:a xlink:href="javascript:sym('UA07502910002')" xlink:type="simple">Galat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3172" calcext:value-type="float">
            <text:p>23172</text:p>
          </table:table-cell>
          <table:table-cell office:value-type="float" office:value="21975" calcext:value-type="float">
            <text:p>21975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2">
          <table:table-cell office:value-type="string" calcext:value-type="string">
            <text:p><text:a xlink:href="javascript:sym('UA00306810001')" xlink:type="simple">Galliate - Roment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19890" calcext:value-type="float">
            <text:p>19890</text:p>
          </table:table-cell>
          <table:table-cell office:value-type="float" office:value="20639" calcext:value-type="float">
            <text:p>20639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2">
          <table:table-cell office:value-type="string" calcext:value-type="string">
            <text:p><text:a xlink:href="javascript:sym('UA08500710001')" xlink:type="simple">Ge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73819" calcext:value-type="float">
            <text:p>73819</text:p>
          </table:table-cell>
          <table:table-cell office:value-type="float" office:value="69673" calcext:value-type="float">
            <text:p>69673</text:p>
          </table:table-cell>
          <table:table-cell office:value-type="float" office:value="68100" calcext:value-type="float">
            <text:p>68100</text:p>
          </table:table-cell>
        </table:table-row>
        <table:table-row table:style-name="ro3">
          <table:table-cell office:value-type="string" calcext:value-type="string">
            <text:p><text:a xlink:href="javascript:sym('UA01002510006')" xlink:type="simple">Genova</text:a> [Genoa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675157" calcext:value-type="float">
            <text:p>675157</text:p>
          </table:table-cell>
          <table:table-cell office:value-type="float" office:value="643464" calcext:value-type="float">
            <text:p>643464</text:p>
          </table:table-cell>
          <table:table-cell office:value-type="float" office:value="645600" calcext:value-type="float">
            <text:p>645600</text:p>
          </table:table-cell>
        </table:table-row>
        <table:table-row table:style-name="ro2">
          <table:table-cell office:value-type="string" calcext:value-type="string">
            <text:p><text:a xlink:href="javascript:sym('UA07202110001')" xlink:type="simple">Gioia del Col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3537" calcext:value-type="float">
            <text:p>23537</text:p>
          </table:table-cell>
          <table:table-cell office:value-type="float" office:value="23552" calcext:value-type="float">
            <text:p>23552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'UA06702510002')" xlink:type="simple">Giulianova - Alba Adriatica - Martinsicu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59296" calcext:value-type="float">
            <text:p>59296</text:p>
          </table:table-cell>
          <table:table-cell office:value-type="float" office:value="65305" calcext:value-type="float">
            <text:p>65305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3">
          <table:table-cell office:value-type="string" calcext:value-type="string">
            <text:p><text:a xlink:href="javascript:sym('UA03100710001')" xlink:type="simple">Goriz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riuli-Venezia Giulia</text:p>
          </table:table-cell>
          <table:table-cell office:value-type="float" office:value="40434" calcext:value-type="float">
            <text:p>40434</text:p>
          </table:table-cell>
          <table:table-cell office:value-type="float" office:value="38642" calcext:value-type="float">
            <text:p>38642</text:p>
          </table:table-cell>
          <table:table-cell office:value-type="float" office:value="38650" calcext:value-type="float">
            <text:p>38650</text:p>
          </table:table-cell>
        </table:table-row>
        <table:table-row table:style-name="ro2">
          <table:table-cell office:value-type="string" calcext:value-type="string">
            <text:p><text:a xlink:href="javascript:sym('UA07202310001')" xlink:type="simple">Gravina in Pug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42479" calcext:value-type="float">
            <text:p>42479</text:p>
          </table:table-cell>
          <table:table-cell office:value-type="float" office:value="41957" calcext:value-type="float">
            <text:p>41957</text:p>
          </table:table-cell>
          <table:table-cell office:value-type="float" office:value="41150" calcext:value-type="float">
            <text:p>41150</text:p>
          </table:table-cell>
        </table:table-row>
        <table:table-row table:style-name="ro2">
          <table:table-cell office:value-type="string" calcext:value-type="string">
            <text:p><text:a xlink:href="javascript:sym('UA05301110006')" xlink:type="simple">Grosse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60922" calcext:value-type="float">
            <text:p>60922</text:p>
          </table:table-cell>
          <table:table-cell office:value-type="float" office:value="63438" calcext:value-type="float">
            <text:p>63438</text:p>
          </table:table-cell>
          <table:table-cell office:value-type="float" office:value="63400" calcext:value-type="float">
            <text:p>63400</text:p>
          </table:table-cell>
        </table:table-row>
        <table:table-row table:style-name="ro2">
          <table:table-cell office:value-type="string" calcext:value-type="string">
            <text:p><text:a xlink:href="javascript:sym('UA07300810001')" xlink:type="simple">Grottagli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31525" calcext:value-type="float">
            <text:p>31525</text:p>
          </table:table-cell>
          <table:table-cell office:value-type="float" office:value="29710" calcext:value-type="float">
            <text:p>29710</text:p>
          </table:table-cell>
          <table:table-cell office:value-type="float" office:value="29050" calcext:value-type="float">
            <text:p>29050</text:p>
          </table:table-cell>
        </table:table-row>
        <table:table-row table:style-name="ro2">
          <table:table-cell office:value-type="string" calcext:value-type="string">
            <text:p><text:a xlink:href="javascript:sym('UA05804710003')" xlink:type="simple">Guidon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0943" calcext:value-type="float">
            <text:p>20943</text:p>
          </table:table-cell>
          <table:table-cell office:value-type="float" office:value="22505" calcext:value-type="float">
            <text:p>22505</text:p>
          </table:table-cell>
          <table:table-cell office:value-type="float" office:value="22650" calcext:value-type="float">
            <text:p>22650</text:p>
          </table:table-cell>
        </table:table-row>
        <table:table-row table:style-name="ro2">
          <table:table-cell office:value-type="string" calcext:value-type="string">
            <text:p><text:a xlink:href="javascript:sym('UA11103510003')" xlink:type="simple">Iglesia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22659" calcext:value-type="float">
            <text:p>22659</text:p>
          </table:table-cell>
          <table:table-cell office:value-type="float" office:value="20992" calcext:value-type="float">
            <text:p>20992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3">
          <table:table-cell office:value-type="string" calcext:value-type="string">
            <text:p><text:a xlink:href="javascript:sym('UA03703210006')" xlink:type="simple">Imo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53275" calcext:value-type="float">
            <text:p>53275</text:p>
          </table:table-cell>
          <table:table-cell office:value-type="float" office:value="55312" calcext:value-type="float">
            <text:p>55312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2">
          <table:table-cell office:value-type="string" calcext:value-type="string">
            <text:p><text:a xlink:href="javascript:sym('UA00803110004')" xlink:type="simple">Impe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54138" calcext:value-type="float">
            <text:p>54138</text:p>
          </table:table-cell>
          <table:table-cell office:value-type="float" office:value="51956" calcext:value-type="float">
            <text:p>51956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2">
          <table:table-cell office:value-type="string" calcext:value-type="string">
            <text:p><text:a xlink:href="javascript:sym('UA06303710001')" xlink:type="simple">Ischia - For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56841" calcext:value-type="float">
            <text:p>56841</text:p>
          </table:table-cell>
          <table:table-cell office:value-type="float" office:value="60761" calcext:value-type="float">
            <text:p>60761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2">
          <table:table-cell office:value-type="string" calcext:value-type="string">
            <text:p><text:a xlink:href="javascript:sym('UA00112510001')" xlink:type="simple">Ivre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40367" calcext:value-type="float">
            <text:p>40367</text:p>
          </table:table-cell>
          <table:table-cell office:value-type="float" office:value="39005" calcext:value-type="float">
            <text:p>39005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2">
          <table:table-cell office:value-type="string" calcext:value-type="string">
            <text:p><text:a xlink:href="javascript:sym('UA04202110001')" xlink:type="simple">Jes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36923" calcext:value-type="float">
            <text:p>36923</text:p>
          </table:table-cell>
          <table:table-cell office:value-type="float" office:value="36494" calcext:value-type="float">
            <text:p>36494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2">
          <table:table-cell office:value-type="string" calcext:value-type="string">
            <text:p><text:a xlink:href="javascript:sym('UA02701910003')" xlink:type="simple">Jeso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3659" calcext:value-type="float">
            <text:p>23659</text:p>
          </table:table-cell>
          <table:table-cell office:value-type="float" office:value="26160" calcext:value-type="float">
            <text:p>2616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2">
          <table:table-cell office:value-type="string" calcext:value-type="string">
            <text:p><text:a xlink:href="javascript:sym('UA05811610001')" xlink:type="simple">Ladispo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35904" calcext:value-type="float">
            <text:p>35904</text:p>
          </table:table-cell>
          <table:table-cell office:value-type="float" office:value="39235" calcext:value-type="float">
            <text:p>39235</text:p>
          </table:table-cell>
          <table:table-cell office:value-type="float" office:value="39450" calcext:value-type="float">
            <text:p>39450</text:p>
          </table:table-cell>
        </table:table-row>
        <table:table-row table:style-name="ro2">
          <table:table-cell office:value-type="string" calcext:value-type="string">
            <text:p><text:a xlink:href="javascript:sym('UA06904610002')" xlink:type="simple">Lanci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37864" calcext:value-type="float">
            <text:p>37864</text:p>
          </table:table-cell>
          <table:table-cell office:value-type="float" office:value="36934" calcext:value-type="float">
            <text:p>36934</text:p>
          </table:table-cell>
          <table:table-cell office:value-type="float" office:value="36600" calcext:value-type="float">
            <text:p>36600</text:p>
          </table:table-cell>
        </table:table-row>
        <table:table-row table:style-name="ro2">
          <table:table-cell office:value-type="string" calcext:value-type="string">
            <text:p><text:a xlink:href="javascript:sym('UA06604910019')" xlink:type="simple">L'Aqui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40407" calcext:value-type="float">
            <text:p>40407</text:p>
          </table:table-cell>
          <table:table-cell office:value-type="float" office:value="46810" calcext:value-type="float">
            <text:p>46810</text:p>
          </table:table-cell>
          <table:table-cell office:value-type="float" office:value="47650" calcext:value-type="float">
            <text:p>47650</text:p>
          </table:table-cell>
        </table:table-row>
        <table:table-row table:style-name="ro3">
          <table:table-cell office:value-type="string" calcext:value-type="string">
            <text:p><text:a xlink:href="javascript:sym('UA01101510005')" xlink:type="simple">La Spezia - Massa - Carra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 / Toscana</text:p>
          </table:table-cell>
          <table:table-cell office:value-type="float" office:value="446616" calcext:value-type="float">
            <text:p>446616</text:p>
          </table:table-cell>
          <table:table-cell office:value-type="float" office:value="436077" calcext:value-type="float">
            <text:p>436077</text:p>
          </table:table-cell>
          <table:table-cell office:value-type="float" office:value="434500" calcext:value-type="float">
            <text:p>434500</text:p>
          </table:table-cell>
        </table:table-row>
        <table:table-row table:style-name="ro2">
          <table:table-cell office:value-type="string" calcext:value-type="string">
            <text:p><text:a xlink:href="javascript:sym('UA05901110011')" xlink:type="simple">Lat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84355" calcext:value-type="float">
            <text:p>84355</text:p>
          </table:table-cell>
          <table:table-cell office:value-type="float" office:value="90646" calcext:value-type="float">
            <text:p>90646</text:p>
          </table:table-cell>
          <table:table-cell office:value-type="float" office:value="90600" calcext:value-type="float">
            <text:p>90600</text:p>
          </table:table-cell>
        </table:table-row>
        <table:table-row table:style-name="ro2">
          <table:table-cell office:value-type="string" calcext:value-type="string">
            <text:p><text:a xlink:href="javascript:sym('UA07503510004')" xlink:type="simple">Lecc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102411" calcext:value-type="float">
            <text:p>102411</text:p>
          </table:table-cell>
          <table:table-cell office:value-type="float" office:value="109072" calcext:value-type="float">
            <text:p>109072</text:p>
          </table:table-cell>
          <table:table-cell office:value-type="float" office:value="108500" calcext:value-type="float">
            <text:p>108500</text:p>
          </table:table-cell>
        </table:table-row>
        <table:table-row table:style-name="ro2">
          <table:table-cell office:value-type="string" calcext:value-type="string">
            <text:p><text:a xlink:href="javascript:sym('UA02304410003')" xlink:type="simple">Legnago - Cere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56534" calcext:value-type="float">
            <text:p>56534</text:p>
          </table:table-cell>
          <table:table-cell office:value-type="float" office:value="58101" calcext:value-type="float">
            <text:p>58101</text:p>
          </table:table-cell>
          <table:table-cell office:value-type="float" office:value="59200" calcext:value-type="float">
            <text:p>59200</text:p>
          </table:table-cell>
        </table:table-row>
        <table:table-row table:style-name="ro2">
          <table:table-cell office:value-type="string" calcext:value-type="string">
            <text:p><text:a xlink:href="javascript:sym('UA08901110001')" xlink:type="simple">Lentini - Carlentin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9707" calcext:value-type="float">
            <text:p>39707</text:p>
          </table:table-cell>
          <table:table-cell office:value-type="float" office:value="36559" calcext:value-type="float">
            <text:p>36559</text:p>
          </table:table-cell>
          <table:table-cell office:value-type="float" office:value="35650" calcext:value-type="float">
            <text:p>35650</text:p>
          </table:table-cell>
        </table:table-row>
        <table:table-row table:style-name="ro2">
          <table:table-cell office:value-type="string" calcext:value-type="string">
            <text:p><text:a xlink:href="javascript:sym('UA08402110001')" xlink:type="simple">Lica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6710" calcext:value-type="float">
            <text:p>36710</text:p>
          </table:table-cell>
          <table:table-cell office:value-type="float" office:value="32991" calcext:value-type="float">
            <text:p>32991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2">
          <table:table-cell office:value-type="string" calcext:value-type="string">
            <text:p><text:a xlink:href="javascript:sym('UA04900910004')" xlink:type="simple">Livor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165530" calcext:value-type="float">
            <text:p>165530</text:p>
          </table:table-cell>
          <table:table-cell office:value-type="float" office:value="164046" calcext:value-type="float">
            <text:p>164046</text:p>
          </table:table-cell>
          <table:table-cell office:value-type="float" office:value="162600" calcext:value-type="float">
            <text:p>162600</text:p>
          </table:table-cell>
        </table:table-row>
        <table:table-row table:style-name="ro2">
          <table:table-cell office:value-type="string" calcext:value-type="string">
            <text:p><text:a xlink:href="javascript:sym('UA00903410001')" xlink:type="simple">Loano - Pietra Ligu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32832" calcext:value-type="float">
            <text:p>32832</text:p>
          </table:table-cell>
          <table:table-cell office:value-type="float" office:value="30718" calcext:value-type="float">
            <text:p>30718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2">
          <table:table-cell office:value-type="string" calcext:value-type="string">
            <text:p><text:a xlink:href="javascript:sym('UA09803110002')" xlink:type="simple">Lod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42731" calcext:value-type="float">
            <text:p>42731</text:p>
          </table:table-cell>
          <table:table-cell office:value-type="float" office:value="44071" calcext:value-type="float">
            <text:p>44071</text:p>
          </table:table-cell>
          <table:table-cell office:value-type="float" office:value="44700" calcext:value-type="float">
            <text:p>44700</text:p>
          </table:table-cell>
        </table:table-row>
        <table:table-row table:style-name="ro2">
          <table:table-cell office:value-type="string" calcext:value-type="string">
            <text:p><text:a xlink:href="javascript:sym('UA04601710003')" xlink:type="simple">Lucca - Capanno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237308" calcext:value-type="float">
            <text:p>237308</text:p>
          </table:table-cell>
          <table:table-cell office:value-type="float" office:value="244812" calcext:value-type="float">
            <text:p>244812</text:p>
          </table:table-cell>
          <table:table-cell office:value-type="float" office:value="246100" calcext:value-type="float">
            <text:p>246100</text:p>
          </table:table-cell>
        </table:table-row>
        <table:table-row table:style-name="ro2">
          <table:table-cell office:value-type="string" calcext:value-type="string">
            <text:p><text:a xlink:href="javascript:sym('UA07102810001')" xlink:type="simple">Luce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8545" calcext:value-type="float">
            <text:p>28545</text:p>
          </table:table-cell>
          <table:table-cell office:value-type="float" office:value="29713" calcext:value-type="float">
            <text:p>29713</text:p>
          </table:table-cell>
          <table:table-cell office:value-type="float" office:value="28850" calcext:value-type="float">
            <text:p>28850</text:p>
          </table:table-cell>
        </table:table-row>
        <table:table-row table:style-name="ro3">
          <table:table-cell office:value-type="string" calcext:value-type="string">
            <text:p><text:a xlink:href="javascript:sym('UA03901210007')" xlink:type="simple">Lu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25205" calcext:value-type="float">
            <text:p>25205</text:p>
          </table:table-cell>
          <table:table-cell office:value-type="float" office:value="25721" calcext:value-type="float">
            <text:p>25721</text:p>
          </table:table-cell>
          <table:table-cell office:value-type="float" office:value="25850" calcext:value-type="float">
            <text:p>25850</text:p>
          </table:table-cell>
        </table:table-row>
        <table:table-row table:style-name="ro2">
          <table:table-cell office:value-type="string" calcext:value-type="string">
            <text:p><text:a xlink:href="javascript:sym('UA01209210003')" xlink:type="simple">Luino - Germignag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0840" calcext:value-type="float">
            <text:p>20840</text:p>
          </table:table-cell>
          <table:table-cell office:value-type="float" office:value="21071" calcext:value-type="float">
            <text:p>21071</text:p>
          </table:table-cell>
          <table:table-cell office:value-type="float" office:value="20950" calcext:value-type="float">
            <text:p>20950</text:p>
          </table:table-cell>
        </table:table-row>
        <table:table-row table:style-name="ro2">
          <table:table-cell office:value-type="string" calcext:value-type="string">
            <text:p><text:a xlink:href="javascript:sym('UA04302310001')" xlink:type="simple">Macera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30944" calcext:value-type="float">
            <text:p>30944</text:p>
          </table:table-cell>
          <table:table-cell office:value-type="float" office:value="29855" calcext:value-type="float">
            <text:p>29855</text:p>
          </table:table-cell>
          <table:table-cell office:value-type="float" office:value="29950" calcext:value-type="float">
            <text:p>29950</text:p>
          </table:table-cell>
        </table:table-row>
        <table:table-row table:style-name="ro2">
          <table:table-cell office:value-type="string" calcext:value-type="string">
            <text:p><text:a xlink:href="javascript:sym('UA07301210001')" xlink:type="simple">Mandu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7470" calcext:value-type="float">
            <text:p>27470</text:p>
          </table:table-cell>
          <table:table-cell office:value-type="float" office:value="25998" calcext:value-type="float">
            <text:p>25998</text:p>
          </table:table-cell>
          <table:table-cell office:value-type="float" office:value="25550" calcext:value-type="float">
            <text:p>25550</text:p>
          </table:table-cell>
        </table:table-row>
        <table:table-row table:style-name="ro2">
          <table:table-cell office:value-type="string" calcext:value-type="string">
            <text:p><text:a xlink:href="javascript:sym('UA07102910001')" xlink:type="simple">Manfredon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3180" calcext:value-type="float">
            <text:p>53180</text:p>
          </table:table-cell>
          <table:table-cell office:value-type="float" office:value="51372" calcext:value-type="float">
            <text:p>51372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2">
          <table:table-cell office:value-type="string" calcext:value-type="string">
            <text:p><text:a xlink:href="javascript:sym('UA02003010005')" xlink:type="simple">Mantova - Sant'Anton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85942" calcext:value-type="float">
            <text:p>85942</text:p>
          </table:table-cell>
          <table:table-cell office:value-type="float" office:value="90582" calcext:value-type="float">
            <text:p>90582</text:p>
          </table:table-cell>
          <table:table-cell office:value-type="float" office:value="92200" calcext:value-type="float">
            <text:p>92200</text:p>
          </table:table-cell>
        </table:table-row>
        <table:table-row table:style-name="ro2">
          <table:table-cell office:value-type="string" calcext:value-type="string">
            <text:p><text:a xlink:href="javascript:sym('UA08101110002')" xlink:type="simple">Marsa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85551" calcext:value-type="float">
            <text:p>85551</text:p>
          </table:table-cell>
          <table:table-cell office:value-type="float" office:value="85333" calcext:value-type="float">
            <text:p>85333</text:p>
          </table:table-cell>
          <table:table-cell office:value-type="float" office:value="84500" calcext:value-type="float">
            <text:p>84500</text:p>
          </table:table-cell>
        </table:table-row>
        <table:table-row table:style-name="ro2">
          <table:table-cell office:value-type="string" calcext:value-type="string">
            <text:p><text:a xlink:href="javascript:sym('UA07301310001')" xlink:type="simple">Martina Fran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37685" calcext:value-type="float">
            <text:p>37685</text:p>
          </table:table-cell>
          <table:table-cell office:value-type="float" office:value="34588" calcext:value-type="float">
            <text:p>34588</text:p>
          </table:table-cell>
          <table:table-cell office:value-type="float" office:value="34150" calcext:value-type="float">
            <text:p>34150</text:p>
          </table:table-cell>
        </table:table-row>
        <table:table-row table:style-name="ro2">
          <table:table-cell office:value-type="string" calcext:value-type="string">
            <text:p><text:a xlink:href="javascript:sym('UA07301510002')" xlink:type="simple">Massaf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8919" calcext:value-type="float">
            <text:p>28919</text:p>
          </table:table-cell>
          <table:table-cell office:value-type="float" office:value="30725" calcext:value-type="float">
            <text:p>30725</text:p>
          </table:table-cell>
          <table:table-cell office:value-type="float" office:value="30450" calcext:value-type="float">
            <text:p>30450</text:p>
          </table:table-cell>
        </table:table-row>
        <table:table-row table:style-name="ro2">
          <table:table-cell office:value-type="string" calcext:value-type="string">
            <text:p><text:a xlink:href="javascript:sym('UA07701410003')" xlink:type="simple">Mate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silicata</text:p>
          </table:table-cell>
          <table:table-cell office:value-type="float" office:value="55340" calcext:value-type="float">
            <text:p>55340</text:p>
          </table:table-cell>
          <table:table-cell office:value-type="float" office:value="55197" calcext:value-type="float">
            <text:p>55197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2">
          <table:table-cell office:value-type="string" calcext:value-type="string">
            <text:p><text:a xlink:href="javascript:sym('UA08101210002')" xlink:type="simple">Mazara del Val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47872" calcext:value-type="float">
            <text:p>47872</text:p>
          </table:table-cell>
          <table:table-cell office:value-type="float" office:value="47554" calcext:value-type="float">
            <text:p>47554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2">
          <table:table-cell office:value-type="string" calcext:value-type="string">
            <text:p><text:a xlink:href="javascript:sym('UA01514010002')" xlink:type="simple">Melegn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4455" calcext:value-type="float">
            <text:p>24455</text:p>
          </table:table-cell>
          <table:table-cell office:value-type="float" office:value="25645" calcext:value-type="float">
            <text:p>25645</text:p>
          </table:table-cell>
          <table:table-cell office:value-type="float" office:value="25850" calcext:value-type="float">
            <text:p>25850</text:p>
          </table:table-cell>
        </table:table-row>
        <table:table-row table:style-name="ro3">
          <table:table-cell office:value-type="string" calcext:value-type="string">
            <text:p><text:a xlink:href="javascript:sym('UA02105110001')" xlink:type="simple">Merano - La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rentino-Alto Adige</text:p>
          </table:table-cell>
          <table:table-cell office:value-type="float" office:value="56852" calcext:value-type="float">
            <text:p>56852</text:p>
          </table:table-cell>
          <table:table-cell office:value-type="float" office:value="62504" calcext:value-type="float">
            <text:p>62504</text:p>
          </table:table-cell>
          <table:table-cell office:value-type="float" office:value="63600" calcext:value-type="float">
            <text:p>63600</text:p>
          </table:table-cell>
        </table:table-row>
        <table:table-row table:style-name="ro2">
          <table:table-cell office:value-type="string" calcext:value-type="string">
            <text:p><text:a xlink:href="javascript:sym('UA07401010001')" xlink:type="simple">Mesag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5935" calcext:value-type="float">
            <text:p>25935</text:p>
          </table:table-cell>
          <table:table-cell office:value-type="float" office:value="24947" calcext:value-type="float">
            <text:p>24947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2">
          <table:table-cell office:value-type="string" calcext:value-type="string">
            <text:p><text:a xlink:href="javascript:sym('UA08304810013')" xlink:type="simple">Mess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30550" calcext:value-type="float">
            <text:p>230550</text:p>
          </table:table-cell>
          <table:table-cell office:value-type="float" office:value="211919" calcext:value-type="float">
            <text:p>211919</text:p>
          </table:table-cell>
          <table:table-cell office:value-type="float" office:value="207800" calcext:value-type="float">
            <text:p>207800</text:p>
          </table:table-cell>
        </table:table-row>
        <table:table-row table:style-name="ro1">
          <table:table-cell office:value-type="string" calcext:value-type="string">
            <text:p><text:a xlink:href="javascript:sym('UA01514610006')" xlink:type="simple">Milano - Monza - Como</text:a> [Milan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4773980" calcext:value-type="float">
            <text:p>4773980</text:p>
          </table:table-cell>
          <table:table-cell office:value-type="float" office:value="4994735" calcext:value-type="float">
            <text:p>4994735</text:p>
          </table:table-cell>
          <table:table-cell office:value-type="float" office:value="5040400" calcext:value-type="float">
            <text:p>5040400</text:p>
          </table:table-cell>
        </table:table-row>
        <table:table-row table:style-name="ro2">
          <table:table-cell office:value-type="string" calcext:value-type="string">
            <text:p><text:a xlink:href="javascript:sym('UA08304910001')" xlink:type="simple">Milazz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40837" calcext:value-type="float">
            <text:p>40837</text:p>
          </table:table-cell>
          <table:table-cell office:value-type="float" office:value="38007" calcext:value-type="float">
            <text:p>38007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3">
          <table:table-cell office:value-type="string" calcext:value-type="string">
            <text:p><text:a xlink:href="javascript:sym('UA03602210004')" xlink:type="simple">Mirandola - Medoll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22158" calcext:value-type="float">
            <text:p>22158</text:p>
          </table:table-cell>
          <table:table-cell office:value-type="float" office:value="23687" calcext:value-type="float">
            <text:p>23687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3">
          <table:table-cell office:value-type="string" calcext:value-type="string">
            <text:p><text:a xlink:href="javascript:sym('UA03602310008')" xlink:type="simple">Mod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162108" calcext:value-type="float">
            <text:p>162108</text:p>
          </table:table-cell>
          <table:table-cell office:value-type="float" office:value="167190" calcext:value-type="float">
            <text:p>167190</text:p>
          </table:table-cell>
          <table:table-cell office:value-type="float" office:value="167000" calcext:value-type="float">
            <text:p>167000</text:p>
          </table:table-cell>
        </table:table-row>
        <table:table-row table:style-name="ro2">
          <table:table-cell office:value-type="string" calcext:value-type="string">
            <text:p><text:a xlink:href="javascript:sym('UA08800610005')" xlink:type="simple">Modi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8815" calcext:value-type="float">
            <text:p>38815</text:p>
          </table:table-cell>
          <table:table-cell office:value-type="float" office:value="40363" calcext:value-type="float">
            <text:p>40363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2">
          <table:table-cell office:value-type="string" calcext:value-type="string">
            <text:p><text:a xlink:href="javascript:sym('UA07202810002')" xlink:type="simple">Mola di Ba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4713" calcext:value-type="float">
            <text:p>24713</text:p>
          </table:table-cell>
          <table:table-cell office:value-type="float" office:value="23399" calcext:value-type="float">
            <text:p>23399</text:p>
          </table:table-cell>
          <table:table-cell office:value-type="float" office:value="22950" calcext:value-type="float">
            <text:p>22950</text:p>
          </table:table-cell>
        </table:table-row>
        <table:table-row table:style-name="ro2">
          <table:table-cell office:value-type="string" calcext:value-type="string">
            <text:p><text:a xlink:href="javascript:sym('UA07202910001')" xlink:type="simple">Molfet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9034" calcext:value-type="float">
            <text:p>59034</text:p>
          </table:table-cell>
          <table:table-cell office:value-type="float" office:value="56834" calcext:value-type="float">
            <text:p>56834</text:p>
          </table:table-cell>
          <table:table-cell office:value-type="float" office:value="56300" calcext:value-type="float">
            <text:p>56300</text:p>
          </table:table-cell>
        </table:table-row>
        <table:table-row table:style-name="ro2">
          <table:table-cell office:value-type="string" calcext:value-type="string">
            <text:p><text:a xlink:href="javascript:sym('UA06105210001')" xlink:type="simple">Mondrago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27218" calcext:value-type="float">
            <text:p>27218</text:p>
          </table:table-cell>
          <table:table-cell office:value-type="float" office:value="29026" calcext:value-type="float">
            <text:p>29026</text:p>
          </table:table-cell>
          <table:table-cell office:value-type="float" office:value="29050" calcext:value-type="float">
            <text:p>29050</text:p>
          </table:table-cell>
        </table:table-row>
        <table:table-row table:style-name="ro3">
          <table:table-cell office:value-type="string" calcext:value-type="string">
            <text:p><text:a xlink:href="javascript:sym('UA03101210002')" xlink:type="simple">Monfalcone - Ronchi dei Legiona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riuli-Venezia Giulia</text:p>
          </table:table-cell>
          <table:table-cell office:value-type="float" office:value="52751" calcext:value-type="float">
            <text:p>52751</text:p>
          </table:table-cell>
          <table:table-cell office:value-type="float" office:value="54385" calcext:value-type="float">
            <text:p>54385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2">
          <table:table-cell office:value-type="string" calcext:value-type="string">
            <text:p><text:a xlink:href="javascript:sym('UA07203010009')" xlink:type="simple">Monopo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37878" calcext:value-type="float">
            <text:p>37878</text:p>
          </table:table-cell>
          <table:table-cell office:value-type="float" office:value="36650" calcext:value-type="float">
            <text:p>36650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2">
          <table:table-cell office:value-type="string" calcext:value-type="string">
            <text:p><text:a xlink:href="javascript:sym('UA02604610003')" xlink:type="simple">Montebelluna - Caerano di San Marco - Forne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84179" calcext:value-type="float">
            <text:p>84179</text:p>
          </table:table-cell>
          <table:table-cell office:value-type="float" office:value="85214" calcext:value-type="float">
            <text:p>85214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2">
          <table:table-cell office:value-type="string" calcext:value-type="string">
            <text:p><text:a xlink:href="javascript:sym('UA05806510001')" xlink:type="simple">Monteroton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38273" calcext:value-type="float">
            <text:p>38273</text:p>
          </table:table-cell>
          <table:table-cell office:value-type="float" office:value="39992" calcext:value-type="float">
            <text:p>39992</text:p>
          </table:table-cell>
          <table:table-cell office:value-type="float" office:value="40050" calcext:value-type="float">
            <text:p>40050</text:p>
          </table:table-cell>
        </table:table-row>
        <table:table-row table:style-name="ro2">
          <table:table-cell office:value-type="string" calcext:value-type="string">
            <text:p><text:a xlink:href="javascript:sym('UA05102610005')" xlink:type="simple">Montevarchi - San Giovanni Valdar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49213" calcext:value-type="float">
            <text:p>49213</text:p>
          </table:table-cell>
          <table:table-cell office:value-type="float" office:value="49743" calcext:value-type="float">
            <text:p>49743</text:p>
          </table:table-cell>
          <table:table-cell office:value-type="float" office:value="49800" calcext:value-type="float">
            <text:p>49800</text:p>
          </table:table-cell>
        </table:table-row>
        <table:table-row table:style-name="ro2">
          <table:table-cell office:value-type="string" calcext:value-type="string">
            <text:p><text:a xlink:href="javascript:sym('UA01711310001')" xlink:type="simple">Montichia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18143" calcext:value-type="float">
            <text:p>18143</text:p>
          </table:table-cell>
          <table:table-cell office:value-type="float" office:value="20205" calcext:value-type="float">
            <text:p>20205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2">
          <table:table-cell office:value-type="string" calcext:value-type="string">
            <text:p><text:a xlink:href="javascript:sym('UA01404510003')" xlink:type="simple">Morbegno - Regoledo - Talamo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1105" calcext:value-type="float">
            <text:p>21105</text:p>
          </table:table-cell>
          <table:table-cell office:value-type="float" office:value="21230" calcext:value-type="float">
            <text:p>21230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3">
          <table:table-cell office:value-type="string" calcext:value-type="string">
            <text:p><text:a xlink:href="javascript:sym('UA06304910001')" xlink:type="simple">Napoli - Caserta</text:a> [Naples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3841557" calcext:value-type="float">
            <text:p>3841557</text:p>
          </table:table-cell>
          <table:table-cell office:value-type="float" office:value="3808383" calcext:value-type="float">
            <text:p>3808383</text:p>
          </table:table-cell>
          <table:table-cell office:value-type="float" office:value="3778700" calcext:value-type="float">
            <text:p>3778700</text:p>
          </table:table-cell>
        </table:table-row>
        <table:table-row table:style-name="ro2">
          <table:table-cell office:value-type="string" calcext:value-type="string">
            <text:p><text:a xlink:href="javascript:sym('UA07505210002')" xlink:type="simple">Nardò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9762" calcext:value-type="float">
            <text:p>29762</text:p>
          </table:table-cell>
          <table:table-cell office:value-type="float" office:value="28140" calcext:value-type="float">
            <text:p>28140</text:p>
          </table:table-cell>
          <table:table-cell office:value-type="float" office:value="28050" calcext:value-type="float">
            <text:p>28050</text:p>
          </table:table-cell>
        </table:table-row>
        <table:table-row table:style-name="ro2">
          <table:table-cell office:value-type="string" calcext:value-type="string">
            <text:p><text:a xlink:href="javascript:sym('UA07916010008')" xlink:type="simple">Nicastro - Sambias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56714" calcext:value-type="float">
            <text:p>56714</text:p>
          </table:table-cell>
          <table:table-cell office:value-type="float" office:value="53436" calcext:value-type="float">
            <text:p>53436</text:p>
          </table:table-cell>
          <table:table-cell office:value-type="float" office:value="53200" calcext:value-type="float">
            <text:p>53200</text:p>
          </table:table-cell>
        </table:table-row>
        <table:table-row table:style-name="ro2">
          <table:table-cell office:value-type="string" calcext:value-type="string">
            <text:p><text:a xlink:href="javascript:sym('UA08501310001')" xlink:type="simple">Niscem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6893" calcext:value-type="float">
            <text:p>26893</text:p>
          </table:table-cell>
          <table:table-cell office:value-type="float" office:value="23664" calcext:value-type="float">
            <text:p>23664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<text:a xlink:href="javascript:sym('UA07203210001')" xlink:type="simple">Noicatta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1988" calcext:value-type="float">
            <text:p>21988</text:p>
          </table:table-cell>
          <table:table-cell office:value-type="float" office:value="21949" calcext:value-type="float">
            <text:p>21949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'UA00310610002')" xlink:type="simple">Nova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100363" calcext:value-type="float">
            <text:p>100363</text:p>
          </table:table-cell>
          <table:table-cell office:value-type="float" office:value="100825" calcext:value-type="float">
            <text:p>100825</text:p>
          </table:table-cell>
          <table:table-cell office:value-type="float" office:value="102000" calcext:value-type="float">
            <text:p>102000</text:p>
          </table:table-cell>
        </table:table-row>
        <table:table-row table:style-name="ro2">
          <table:table-cell office:value-type="string" calcext:value-type="string">
            <text:p><text:a xlink:href="javascript:sym('UA00611410002')" xlink:type="simple">Novi Ligu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0317" calcext:value-type="float">
            <text:p>30317</text:p>
          </table:table-cell>
          <table:table-cell office:value-type="float" office:value="29644" calcext:value-type="float">
            <text:p>29644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table-cell office:value-type="string" calcext:value-type="string">
            <text:p><text:a xlink:href="javascript:sym('UA09105110001')" xlink:type="simple">Nuo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35688" calcext:value-type="float">
            <text:p>35688</text:p>
          </table:table-cell>
          <table:table-cell office:value-type="float" office:value="33525" calcext:value-type="float">
            <text:p>33525</text:p>
          </table:table-cell>
          <table:table-cell office:value-type="float" office:value="32450" calcext:value-type="float">
            <text:p>32450</text:p>
          </table:table-cell>
        </table:table-row>
        <table:table-row table:style-name="ro2">
          <table:table-cell office:value-type="string" calcext:value-type="string">
            <text:p><text:a xlink:href="javascript:sym('UA09004710005')" xlink:type="simple">Olb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44503" calcext:value-type="float">
            <text:p>44503</text:p>
          </table:table-cell>
          <table:table-cell office:value-type="float" office:value="49845" calcext:value-type="float">
            <text:p>49845</text:p>
          </table:table-cell>
          <table:table-cell office:value-type="float" office:value="50600" calcext:value-type="float">
            <text:p>50600</text:p>
          </table:table-cell>
        </table:table-row>
        <table:table-row table:style-name="ro2">
          <table:table-cell office:value-type="string" calcext:value-type="string">
            <text:p><text:a xlink:href="javascript:sym('UA00310810002')" xlink:type="simple">Oleggio - Bellinzago Novares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23854" calcext:value-type="float">
            <text:p>23854</text:p>
          </table:table-cell>
          <table:table-cell office:value-type="float" office:value="24364" calcext:value-type="float">
            <text:p>24364</text:p>
          </table:table-cell>
          <table:table-cell office:value-type="float" office:value="24350" calcext:value-type="float">
            <text:p>24350</text:p>
          </table:table-cell>
        </table:table-row>
        <table:table-row table:style-name="ro2">
          <table:table-cell office:value-type="string" calcext:value-type="string">
            <text:p><text:a xlink:href="javascript:sym('UA10305010002')" xlink:type="simple">Omegna - Gravellona Toc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26807" calcext:value-type="float">
            <text:p>26807</text:p>
          </table:table-cell>
          <table:table-cell office:value-type="float" office:value="25358" calcext:value-type="float">
            <text:p>25358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2">
          <table:table-cell office:value-type="string" calcext:value-type="string">
            <text:p><text:a xlink:href="javascript:sym('UA09503810004')" xlink:type="simple">Orist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29087" calcext:value-type="float">
            <text:p>29087</text:p>
          </table:table-cell>
          <table:table-cell office:value-type="float" office:value="28555" calcext:value-type="float">
            <text:p>28555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'UA07401210002')" xlink:type="simple">Ostun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4024" calcext:value-type="float">
            <text:p>24024</text:p>
          </table:table-cell>
          <table:table-cell office:value-type="float" office:value="22144" calcext:value-type="float">
            <text:p>22144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2">
          <table:table-cell office:value-type="string" calcext:value-type="string">
            <text:p><text:a xlink:href="javascript:sym('UA08901410002')" xlink:type="simple">Pach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0493" calcext:value-type="float">
            <text:p>20493</text:p>
          </table:table-cell>
          <table:table-cell office:value-type="float" office:value="19737" calcext:value-type="float">
            <text:p>19737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3">
          <table:table-cell office:value-type="string" calcext:value-type="string">
            <text:p><text:a xlink:href="javascript:sym('UA02806010001')" xlink:type="simple">Padova - Mestre</text:a> [Padua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1017556" calcext:value-type="float">
            <text:p>1017556</text:p>
          </table:table-cell>
          <table:table-cell office:value-type="float" office:value="1046167" calcext:value-type="float">
            <text:p>1046167</text:p>
          </table:table-cell>
          <table:table-cell office:value-type="float" office:value="1048800" calcext:value-type="float">
            <text:p>1048800</text:p>
          </table:table-cell>
        </table:table-row>
        <table:table-row table:style-name="ro2">
          <table:table-cell office:value-type="string" calcext:value-type="string">
            <text:p><text:a xlink:href="javascript:sym('UA08205310003')" xlink:type="simple">Palerm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884178" calcext:value-type="float">
            <text:p>884178</text:p>
          </table:table-cell>
          <table:table-cell office:value-type="float" office:value="867865" calcext:value-type="float">
            <text:p>867865</text:p>
          </table:table-cell>
          <table:table-cell office:value-type="float" office:value="859500" calcext:value-type="float">
            <text:p>859500</text:p>
          </table:table-cell>
        </table:table-row>
        <table:table-row table:style-name="ro2">
          <table:table-cell office:value-type="string" calcext:value-type="string">
            <text:p><text:a xlink:href="javascript:sym('UA08402710002')" xlink:type="simple">Palma di Montechia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2654" calcext:value-type="float">
            <text:p>22654</text:p>
          </table:table-cell>
          <table:table-cell office:value-type="float" office:value="20341" calcext:value-type="float">
            <text:p>20341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3">
          <table:table-cell office:value-type="string" calcext:value-type="string">
            <text:p><text:a xlink:href="javascript:sym('UA03402710015')" xlink:type="simple">Parm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152676" calcext:value-type="float">
            <text:p>152676</text:p>
          </table:table-cell>
          <table:table-cell office:value-type="float" office:value="171155" calcext:value-type="float">
            <text:p>171155</text:p>
          </table:table-cell>
          <table:table-cell office:value-type="float" office:value="174300" calcext:value-type="float">
            <text:p>174300</text:p>
          </table:table-cell>
        </table:table-row>
        <table:table-row table:style-name="ro2">
          <table:table-cell office:value-type="string" calcext:value-type="string">
            <text:p><text:a xlink:href="javascript:sym('UA08205410001')" xlink:type="simple">Partinic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5331" calcext:value-type="float">
            <text:p>35331</text:p>
          </table:table-cell>
          <table:table-cell office:value-type="float" office:value="33870" calcext:value-type="float">
            <text:p>33870</text:p>
          </table:table-cell>
          <table:table-cell office:value-type="float" office:value="33700" calcext:value-type="float">
            <text:p>33700</text:p>
          </table:table-cell>
        </table:table-row>
        <table:table-row table:style-name="ro2">
          <table:table-cell office:value-type="string" calcext:value-type="string">
            <text:p><text:a xlink:href="javascript:sym('UA08703310001')" xlink:type="simple">Paternò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48091" calcext:value-type="float">
            <text:p>48091</text:p>
          </table:table-cell>
          <table:table-cell office:value-type="float" office:value="46430" calcext:value-type="float">
            <text:p>46430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2">
          <table:table-cell office:value-type="string" calcext:value-type="string">
            <text:p><text:a xlink:href="javascript:sym('UA01811010004')" xlink:type="simple">Pav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84420" calcext:value-type="float">
            <text:p>84420</text:p>
          </table:table-cell>
          <table:table-cell office:value-type="float" office:value="86090" calcext:value-type="float">
            <text:p>86090</text:p>
          </table:table-cell>
          <table:table-cell office:value-type="float" office:value="87500" calcext:value-type="float">
            <text:p>87500</text:p>
          </table:table-cell>
        </table:table-row>
        <table:table-row table:style-name="ro2">
          <table:table-cell office:value-type="string" calcext:value-type="string">
            <text:p><text:a xlink:href="javascript:sym('UA05403910021')" xlink:type="simple">Perug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Umbria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4230" calcext:value-type="float">
            <text:p>124230</text:p>
          </table:table-cell>
          <table:table-cell office:value-type="float" office:value="124400" calcext:value-type="float">
            <text:p>124400</text:p>
          </table:table-cell>
        </table:table-row>
        <table:table-row table:style-name="ro2">
          <table:table-cell office:value-type="string" calcext:value-type="string">
            <text:p><text:a xlink:href="javascript:sym('UA04104410008')" xlink:type="simple">Pesa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78468" calcext:value-type="float">
            <text:p>78468</text:p>
          </table:table-cell>
          <table:table-cell office:value-type="float" office:value="78700" calcext:value-type="float">
            <text:p>78700</text:p>
          </table:table-cell>
          <table:table-cell office:value-type="float" office:value="78400" calcext:value-type="float">
            <text:p>78400</text:p>
          </table:table-cell>
        </table:table-row>
        <table:table-row table:style-name="ro2">
          <table:table-cell office:value-type="string" calcext:value-type="string">
            <text:p><text:a xlink:href="javascript:sym('UA06802810001')" xlink:type="simple">Pescara - Montesilvano Mar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282100" calcext:value-type="float">
            <text:p>282100</text:p>
          </table:table-cell>
          <table:table-cell office:value-type="float" office:value="295111" calcext:value-type="float">
            <text:p>295111</text:p>
          </table:table-cell>
          <table:table-cell office:value-type="float" office:value="294600" calcext:value-type="float">
            <text:p>294600</text:p>
          </table:table-cell>
        </table:table-row>
        <table:table-row table:style-name="ro3">
          <table:table-cell office:value-type="string" calcext:value-type="string">
            <text:p><text:a xlink:href="javascript:sym('UA03303210007')" xlink:type="simple">Piacenz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104233" calcext:value-type="float">
            <text:p>104233</text:p>
          </table:table-cell>
          <table:table-cell office:value-type="float" office:value="107052" calcext:value-type="float">
            <text:p>107052</text:p>
          </table:table-cell>
          <table:table-cell office:value-type="float" office:value="108200" calcext:value-type="float">
            <text:p>108200</text:p>
          </table:table-cell>
        </table:table-row>
        <table:table-row table:style-name="ro2">
          <table:table-cell office:value-type="string" calcext:value-type="string">
            <text:p><text:a xlink:href="javascript:sym('UA02605710002')" xlink:type="simple">Pieve di Soligo - Col San Mart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6439" calcext:value-type="float">
            <text:p>26439</text:p>
          </table:table-cell>
          <table:table-cell office:value-type="float" office:value="25295" calcext:value-type="float">
            <text:p>25295</text:p>
          </table:table-cell>
          <table:table-cell office:value-type="float" office:value="25150" calcext:value-type="float">
            <text:p>25150</text:p>
          </table:table-cell>
        </table:table-row>
        <table:table-row table:style-name="ro2">
          <table:table-cell office:value-type="string" calcext:value-type="string">
            <text:p><text:a xlink:href="javascript:sym('UA00119110003')" xlink:type="simple">Pinerol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5964" calcext:value-type="float">
            <text:p>35964</text:p>
          </table:table-cell>
          <table:table-cell office:value-type="float" office:value="36323" calcext:value-type="float">
            <text:p>36323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2">
          <table:table-cell office:value-type="string" calcext:value-type="string">
            <text:p><text:a xlink:href="javascript:sym('UA04901210002')" xlink:type="simple">Piomb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30175" calcext:value-type="float">
            <text:p>30175</text:p>
          </table:table-cell>
          <table:table-cell office:value-type="float" office:value="28271" calcext:value-type="float">
            <text:p>28271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2">
          <table:table-cell office:value-type="string" calcext:value-type="string">
            <text:p><text:a xlink:href="javascript:sym('UA05002610002')" xlink:type="simple">Pisa - Casc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206381" calcext:value-type="float">
            <text:p>206381</text:p>
          </table:table-cell>
          <table:table-cell office:value-type="float" office:value="213167" calcext:value-type="float">
            <text:p>213167</text:p>
          </table:table-cell>
          <table:table-cell office:value-type="float" office:value="214300" calcext:value-type="float">
            <text:p>214300</text:p>
          </table:table-cell>
        </table:table-row>
        <table:table-row table:style-name="ro2">
          <table:table-cell office:value-type="string" calcext:value-type="string">
            <text:p><text:a xlink:href="javascript:sym('UA05202210002')" xlink:type="simple">Poggibons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22124" calcext:value-type="float">
            <text:p>22124</text:p>
          </table:table-cell>
          <table:table-cell office:value-type="float" office:value="21997" calcext:value-type="float">
            <text:p>21997</text:p>
          </table:table-cell>
          <table:table-cell office:value-type="float" office:value="21650" calcext:value-type="float">
            <text:p>21650</text:p>
          </table:table-cell>
        </table:table-row>
        <table:table-row table:style-name="ro2">
          <table:table-cell office:value-type="string" calcext:value-type="string">
            <text:p><text:a xlink:href="javascript:sym('UA08006110001')" xlink:type="simple">Polistena - Cinquefrond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20585" calcext:value-type="float">
            <text:p>20585</text:p>
          </table:table-cell>
          <table:table-cell office:value-type="float" office:value="22718" calcext:value-type="float">
            <text:p>22718</text:p>
          </table:table-cell>
          <table:table-cell office:value-type="float" office:value="22550" calcext:value-type="float">
            <text:p>22550</text:p>
          </table:table-cell>
        </table:table-row>
        <table:table-row table:style-name="ro2">
          <table:table-cell office:value-type="string" calcext:value-type="string">
            <text:p><text:a xlink:href="javascript:sym('UA05807910002')" xlink:type="simple">Pomez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8821" calcext:value-type="float">
            <text:p>28821</text:p>
          </table:table-cell>
          <table:table-cell office:value-type="float" office:value="31274" calcext:value-type="float">
            <text:p>31274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<text:a xlink:href="javascript:sym('UA09303310001')" xlink:type="simple">Pordenone - Sacile - Cordenon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riuli-Venezia Giulia / Veneto</text:p>
          </table:table-cell>
          <table:table-cell office:value-type="float" office:value="155934" calcext:value-type="float">
            <text:p>155934</text:p>
          </table:table-cell>
          <table:table-cell office:value-type="float" office:value="161290" calcext:value-type="float">
            <text:p>161290</text:p>
          </table:table-cell>
          <table:table-cell office:value-type="float" office:value="162100" calcext:value-type="float">
            <text:p>162100</text:p>
          </table:table-cell>
        </table:table-row>
        <table:table-row table:style-name="ro2">
          <table:table-cell office:value-type="string" calcext:value-type="string">
            <text:p><text:a xlink:href="javascript:sym('UA08402810001')" xlink:type="simple">Porto Empedocle - Villase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3167" calcext:value-type="float">
            <text:p>23167</text:p>
          </table:table-cell>
          <table:table-cell office:value-type="float" office:value="21242" calcext:value-type="float">
            <text:p>21242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'UA02702910005')" xlink:type="simple">Portogruaro - Concordia Sagitta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32268" calcext:value-type="float">
            <text:p>32268</text:p>
          </table:table-cell>
          <table:table-cell office:value-type="float" office:value="32188" calcext:value-type="float">
            <text:p>32188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2">
          <table:table-cell office:value-type="string" calcext:value-type="string">
            <text:p><text:a xlink:href="javascript:sym('UA10903410001')" xlink:type="simple">Porto Sant'Elpid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26660" calcext:value-type="float">
            <text:p>26660</text:p>
          </table:table-cell>
          <table:table-cell office:value-type="float" office:value="27257" calcext:value-type="float">
            <text:p>27257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2">
          <table:table-cell office:value-type="string" calcext:value-type="string">
            <text:p><text:a xlink:href="javascript:sym('UA09005810001')" xlink:type="simple">Porto Torres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21707" calcext:value-type="float">
            <text:p>21707</text:p>
          </table:table-cell>
          <table:table-cell office:value-type="float" office:value="20846" calcext:value-type="float">
            <text:p>20846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2">
          <table:table-cell office:value-type="string" calcext:value-type="string">
            <text:p><text:a xlink:href="javascript:sym('UA07606310001')" xlink:type="simple">Potenz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Basilicata</text:p>
          </table:table-cell>
          <table:table-cell office:value-type="float" office:value="57363" calcext:value-type="float">
            <text:p>57363</text:p>
          </table:table-cell>
          <table:table-cell office:value-type="float" office:value="56897" calcext:value-type="float">
            <text:p>56897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2">
          <table:table-cell office:value-type="string" calcext:value-type="string">
            <text:p><text:a xlink:href="javascript:sym('UA07203610001')" xlink:type="simple">Putign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3665" calcext:value-type="float">
            <text:p>23665</text:p>
          </table:table-cell>
          <table:table-cell office:value-type="float" office:value="21334" calcext:value-type="float">
            <text:p>21334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<text:a xlink:href="javascript:sym('UA08800910004')" xlink:type="simple">Ragu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62323" calcext:value-type="float">
            <text:p>62323</text:p>
          </table:table-cell>
          <table:table-cell office:value-type="float" office:value="62286" calcext:value-type="float">
            <text:p>62286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3">
          <table:table-cell office:value-type="string" calcext:value-type="string">
            <text:p><text:a xlink:href="javascript:sym('UA03901410039')" xlink:type="simple">Raven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83357" calcext:value-type="float">
            <text:p>83357</text:p>
          </table:table-cell>
          <table:table-cell office:value-type="float" office:value="84954" calcext:value-type="float">
            <text:p>84954</text:p>
          </table:table-cell>
          <table:table-cell office:value-type="float" office:value="85300" calcext:value-type="float">
            <text:p>85300</text:p>
          </table:table-cell>
        </table:table-row>
        <table:table-row table:style-name="ro2">
          <table:table-cell office:value-type="string" calcext:value-type="string">
            <text:p><text:a xlink:href="javascript:sym('UA08006310015')" xlink:type="simple">Reggio di Calab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187874" calcext:value-type="float">
            <text:p>187874</text:p>
          </table:table-cell>
          <table:table-cell office:value-type="float" office:value="187790" calcext:value-type="float">
            <text:p>187790</text:p>
          </table:table-cell>
          <table:table-cell office:value-type="float" office:value="183600" calcext:value-type="float">
            <text:p>183600</text:p>
          </table:table-cell>
        </table:table-row>
        <table:table-row table:style-name="ro3">
          <table:table-cell office:value-type="string" calcext:value-type="string">
            <text:p><text:a xlink:href="javascript:sym('UA03503310017')" xlink:type="simple">Reggio nell'Emi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150145" calcext:value-type="float">
            <text:p>150145</text:p>
          </table:table-cell>
          <table:table-cell office:value-type="float" office:value="158940" calcext:value-type="float">
            <text:p>158940</text:p>
          </table:table-cell>
          <table:table-cell office:value-type="float" office:value="161300" calcext:value-type="float">
            <text:p>161300</text:p>
          </table:table-cell>
        </table:table-row>
        <table:table-row table:style-name="ro2">
          <table:table-cell office:value-type="string" calcext:value-type="string">
            <text:p><text:a xlink:href="javascript:sym('UA05705910015')" xlink:type="simple">Riet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42188" calcext:value-type="float">
            <text:p>42188</text:p>
          </table:table-cell>
          <table:table-cell office:value-type="float" office:value="41771" calcext:value-type="float">
            <text:p>41771</text:p>
          </table:table-cell>
          <table:table-cell office:value-type="float" office:value="41450" calcext:value-type="float">
            <text:p>41450</text:p>
          </table:table-cell>
        </table:table-row>
        <table:table-row table:style-name="ro1">
          <table:table-cell office:value-type="string" calcext:value-type="string">
            <text:p><text:a xlink:href="javascript:sym('UA09901410005')" xlink:type="simple">Rimini - Ces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 / Marche</text:p>
          </table:table-cell>
          <table:table-cell office:value-type="float" office:value="399967" calcext:value-type="float">
            <text:p>399967</text:p>
          </table:table-cell>
          <table:table-cell office:value-type="float" office:value="415777" calcext:value-type="float">
            <text:p>415777</text:p>
          </table:table-cell>
          <table:table-cell office:value-type="float" office:value="417700" calcext:value-type="float">
            <text:p>417700</text:p>
          </table:table-cell>
        </table:table-row>
        <table:table-row table:style-name="ro3">
          <table:table-cell office:value-type="string" calcext:value-type="string">
            <text:p><text:a xlink:href="javascript:sym('UA02215310003')" xlink:type="simple">Riva del Garda - Arc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rentino-Alto Adige</text:p>
          </table:table-cell>
          <table:table-cell office:value-type="float" office:value="31378" calcext:value-type="float">
            <text:p>31378</text:p>
          </table:table-cell>
          <table:table-cell office:value-type="float" office:value="34290" calcext:value-type="float">
            <text:p>34290</text:p>
          </table:table-cell>
          <table:table-cell office:value-type="float" office:value="34350" calcext:value-type="float">
            <text:p>34350</text:p>
          </table:table-cell>
        </table:table-row>
        <table:table-row table:style-name="ro2">
          <table:table-cell office:value-type="string" calcext:value-type="string">
            <text:p><text:a xlink:href="javascript:sym('UA05809110029')" xlink:type="simple">Roma</text:a> [Rome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3086448" calcext:value-type="float">
            <text:p>3086448</text:p>
          </table:table-cell>
          <table:table-cell office:value-type="float" office:value="3253293" calcext:value-type="float">
            <text:p>3253293</text:p>
          </table:table-cell>
          <table:table-cell office:value-type="float" office:value="3254500" calcext:value-type="float">
            <text:p>3254500</text:p>
          </table:table-cell>
        </table:table-row>
        <table:table-row table:style-name="ro2">
          <table:table-cell office:value-type="string" calcext:value-type="string">
            <text:p><text:a xlink:href="javascript:sym('UA01618310002')" xlink:type="simple">Romano di Lombard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17900" calcext:value-type="float">
            <text:p>17900</text:p>
          </table:table-cell>
          <table:table-cell office:value-type="float" office:value="19913" calcext:value-type="float">
            <text:p>19913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2">
          <table:table-cell office:value-type="string" calcext:value-type="string">
            <text:p><text:a xlink:href="javascript:sym('UA07815710015')" xlink:type="simple">Rossano Stazio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25559" calcext:value-type="float">
            <text:p>25559</text:p>
          </table:table-cell>
          <table:table-cell office:value-type="float" office:value="24079" calcext:value-type="float">
            <text:p>24079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3">
          <table:table-cell office:value-type="string" calcext:value-type="string">
            <text:p><text:a xlink:href="javascript:sym('UA02216110002')" xlink:type="simple">Rovere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rentino-Alto Adige</text:p>
          </table:table-cell>
          <table:table-cell office:value-type="float" office:value="55795" calcext:value-type="float">
            <text:p>55795</text:p>
          </table:table-cell>
          <table:table-cell office:value-type="float" office:value="58798" calcext:value-type="float">
            <text:p>58798</text:p>
          </table:table-cell>
          <table:table-cell office:value-type="float" office:value="59600" calcext:value-type="float">
            <text:p>59600</text:p>
          </table:table-cell>
        </table:table-row>
        <table:table-row table:style-name="ro2">
          <table:table-cell office:value-type="string" calcext:value-type="string">
            <text:p><text:a xlink:href="javascript:sym('UA02904110008')" xlink:type="simple">Rovi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63267" calcext:value-type="float">
            <text:p>63267</text:p>
          </table:table-cell>
          <table:table-cell office:value-type="float" office:value="63554" calcext:value-type="float">
            <text:p>63554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2">
          <table:table-cell office:value-type="string" calcext:value-type="string">
            <text:p><text:a xlink:href="javascript:sym('UA07203810001')" xlink:type="simple">Ruvo di Pug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3756" calcext:value-type="float">
            <text:p>23756</text:p>
          </table:table-cell>
          <table:table-cell office:value-type="float" office:value="23836" calcext:value-type="float">
            <text:p>23836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'UA06511610007')" xlink:type="simple">Salerno - Battipag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233857" calcext:value-type="float">
            <text:p>233857</text:p>
          </table:table-cell>
          <table:table-cell office:value-type="float" office:value="234789" calcext:value-type="float">
            <text:p>234789</text:p>
          </table:table-cell>
          <table:table-cell office:value-type="float" office:value="232800" calcext:value-type="float">
            <text:p>232800</text:p>
          </table:table-cell>
        </table:table-row>
        <table:table-row table:style-name="ro3">
          <table:table-cell office:value-type="string" calcext:value-type="string">
            <text:p><text:a xlink:href="javascript:sym('UA04406610001')" xlink:type="simple">San Benedetto del Tronto - Grottammar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 / Abruzzo</text:p>
          </table:table-cell>
          <table:table-cell office:value-type="float" office:value="79285" calcext:value-type="float">
            <text:p>79285</text:p>
          </table:table-cell>
          <table:table-cell office:value-type="float" office:value="81386" calcext:value-type="float">
            <text:p>81386</text:p>
          </table:table-cell>
          <table:table-cell office:value-type="float" office:value="81400" calcext:value-type="float">
            <text:p>81400</text:p>
          </table:table-cell>
        </table:table-row>
        <table:table-row table:style-name="ro2">
          <table:table-cell office:value-type="string" calcext:value-type="string">
            <text:p><text:a xlink:href="javascript:sym('UA02306910003')" xlink:type="simple">San Bonifacio - Lonig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56071" calcext:value-type="float">
            <text:p>56071</text:p>
          </table:table-cell>
          <table:table-cell office:value-type="float" office:value="58350" calcext:value-type="float">
            <text:p>58350</text:p>
          </table:table-cell>
          <table:table-cell office:value-type="float" office:value="58700" calcext:value-type="float">
            <text:p>58700</text:p>
          </table:table-cell>
        </table:table-row>
        <table:table-row table:style-name="ro2">
          <table:table-cell office:value-type="string" calcext:value-type="string">
            <text:p><text:a xlink:href="javascript:sym('UA02703310010')" xlink:type="simple">San Donà di Piav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55925" calcext:value-type="float">
            <text:p>55925</text:p>
          </table:table-cell>
          <table:table-cell office:value-type="float" office:value="57499" calcext:value-type="float">
            <text:p>57499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string" calcext:value-type="string">
            <text:p><text:a xlink:href="javascript:sym('UA07302410001')" xlink:type="simple">San Giorgio Ionico - Caros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1367" calcext:value-type="float">
            <text:p>21367</text:p>
          </table:table-cell>
          <table:table-cell office:value-type="float" office:value="20811" calcext:value-type="float">
            <text:p>20811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2">
          <table:table-cell office:value-type="string" calcext:value-type="string">
            <text:p><text:a xlink:href="javascript:sym('UA07104610001')" xlink:type="simple">San Giovanni Rotond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6179" calcext:value-type="float">
            <text:p>26179</text:p>
          </table:table-cell>
          <table:table-cell office:value-type="float" office:value="25240" calcext:value-type="float">
            <text:p>25240</text:p>
          </table:table-cell>
          <table:table-cell office:value-type="float" office:value="25150" calcext:value-type="float">
            <text:p>25150</text:p>
          </table:table-cell>
        </table:table-row>
        <table:table-row table:style-name="ro2">
          <table:table-cell office:value-type="string" calcext:value-type="string">
            <text:p><text:a xlink:href="javascript:sym('UA05003210010')" xlink:type="simple">San Miniato - Fucecchio - Santa Croce sull'Ar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77404" calcext:value-type="float">
            <text:p>77404</text:p>
          </table:table-cell>
          <table:table-cell office:value-type="float" office:value="79867" calcext:value-type="float">
            <text:p>79867</text:p>
          </table:table-cell>
          <table:table-cell office:value-type="float" office:value="80600" calcext:value-type="float">
            <text:p>80600</text:p>
          </table:table-cell>
        </table:table-row>
        <table:table-row table:style-name="ro2">
          <table:table-cell office:value-type="string" calcext:value-type="string">
            <text:p><text:a xlink:href="javascript:sym('UA00805510002')" xlink:type="simple">Sanremo - Tagg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67475" calcext:value-type="float">
            <text:p>67475</text:p>
          </table:table-cell>
          <table:table-cell office:value-type="float" office:value="66905" calcext:value-type="float">
            <text:p>66905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2">
          <table:table-cell office:value-type="string" calcext:value-type="string">
            <text:p><text:a xlink:href="javascript:sym('UA07105110001')" xlink:type="simple">San Sever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4880" calcext:value-type="float">
            <text:p>54880</text:p>
          </table:table-cell>
          <table:table-cell office:value-type="float" office:value="49530" calcext:value-type="float">
            <text:p>4953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2">
          <table:table-cell office:value-type="string" calcext:value-type="string">
            <text:p><text:a xlink:href="javascript:sym('UA07204110001')" xlink:type="simple">Santeramo in Coll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2605" calcext:value-type="float">
            <text:p>22605</text:p>
          </table:table-cell>
          <table:table-cell office:value-type="float" office:value="23741" calcext:value-type="float">
            <text:p>23741</text:p>
          </table:table-cell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string" calcext:value-type="string">
            <text:p><text:a xlink:href="javascript:sym('UA09304110003')" xlink:type="simple">San Vito al Tagliamento - Casarsa della Deliz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riuli-Venezia Giulia / Veneto</text:p>
          </table:table-cell>
          <table:table-cell office:value-type="float" office:value="36280" calcext:value-type="float">
            <text:p>36280</text:p>
          </table:table-cell>
          <table:table-cell office:value-type="float" office:value="36357" calcext:value-type="float">
            <text:p>36357</text:p>
          </table:table-cell>
          <table:table-cell office:value-type="float" office:value="36550" calcext:value-type="float">
            <text:p>36550</text:p>
          </table:table-cell>
        </table:table-row>
        <table:table-row table:style-name="ro2">
          <table:table-cell office:value-type="string" calcext:value-type="string">
            <text:p><text:a xlink:href="javascript:sym('UA09006410013')" xlink:type="simple">Sassa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ardegna</text:p>
          </table:table-cell>
          <table:table-cell office:value-type="float" office:value="106706" calcext:value-type="float">
            <text:p>106706</text:p>
          </table:table-cell>
          <table:table-cell office:value-type="float" office:value="108170" calcext:value-type="float">
            <text:p>108170</text:p>
          </table:table-cell>
          <table:table-cell office:value-type="float" office:value="106700" calcext:value-type="float">
            <text:p>106700</text:p>
          </table:table-cell>
        </table:table-row>
        <table:table-row table:style-name="ro3">
          <table:table-cell office:value-type="string" calcext:value-type="string">
            <text:p><text:a xlink:href="javascript:sym('UA03604010004')" xlink:type="simple">Sassuolo - Formigi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129227" calcext:value-type="float">
            <text:p>129227</text:p>
          </table:table-cell>
          <table:table-cell office:value-type="float" office:value="131511" calcext:value-type="float">
            <text:p>131511</text:p>
          </table:table-cell>
          <table:table-cell office:value-type="float" office:value="132100" calcext:value-type="float">
            <text:p>132100</text:p>
          </table:table-cell>
        </table:table-row>
        <table:table-row table:style-name="ro2">
          <table:table-cell office:value-type="string" calcext:value-type="string">
            <text:p><text:a xlink:href="javascript:sym('UA00905610005')" xlink:type="simple">Savo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105127" calcext:value-type="float">
            <text:p>105127</text:p>
          </table:table-cell>
          <table:table-cell office:value-type="float" office:value="100487" calcext:value-type="float">
            <text:p>100487</text:p>
          </table:table-cell>
          <table:table-cell office:value-type="float" office:value="99900" calcext:value-type="float">
            <text:p>99900</text:p>
          </table:table-cell>
        </table:table-row>
        <table:table-row table:style-name="ro2">
          <table:table-cell office:value-type="string" calcext:value-type="string">
            <text:p><text:a xlink:href="javascript:sym('UA08404110001')" xlink:type="simple">Sciacc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7584" calcext:value-type="float">
            <text:p>37584</text:p>
          </table:table-cell>
          <table:table-cell office:value-type="float" office:value="35610" calcext:value-type="float">
            <text:p>35610</text:p>
          </table:table-cell>
          <table:table-cell office:value-type="float" office:value="34950" calcext:value-type="float">
            <text:p>34950</text:p>
          </table:table-cell>
        </table:table-row>
        <table:table-row table:style-name="ro2">
          <table:table-cell office:value-type="string" calcext:value-type="string">
            <text:p><text:a xlink:href="javascript:sym('UA04204510012')" xlink:type="simple">Senigall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arche</text:p>
          </table:table-cell>
          <table:table-cell office:value-type="float" office:value="33165" calcext:value-type="float">
            <text:p>33165</text:p>
          </table:table-cell>
          <table:table-cell office:value-type="float" office:value="33063" calcext:value-type="float">
            <text:p>33063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2">
          <table:table-cell office:value-type="string" calcext:value-type="string">
            <text:p><text:a xlink:href="javascript:sym('UA08008810003')" xlink:type="simple">Siderno - Loc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38335" calcext:value-type="float">
            <text:p>38335</text:p>
          </table:table-cell>
          <table:table-cell office:value-type="float" office:value="40285" calcext:value-type="float">
            <text:p>4028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2">
          <table:table-cell office:value-type="string" calcext:value-type="string">
            <text:p><text:a xlink:href="javascript:sym('UA05203210006')" xlink:type="simple">Sie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oscana</text:p>
          </table:table-cell>
          <table:table-cell office:value-type="float" office:value="47983" calcext:value-type="float">
            <text:p>47983</text:p>
          </table:table-cell>
          <table:table-cell office:value-type="float" office:value="49007" calcext:value-type="float">
            <text:p>49007</text:p>
          </table:table-cell>
          <table:table-cell office:value-type="float" office:value="48950" calcext:value-type="float">
            <text:p>48950</text:p>
          </table:table-cell>
        </table:table-row>
        <table:table-row table:style-name="ro2">
          <table:table-cell office:value-type="string" calcext:value-type="string">
            <text:p><text:a xlink:href="javascript:sym('UA08901710011')" xlink:type="simple">Siracus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109296" calcext:value-type="float">
            <text:p>109296</text:p>
          </table:table-cell>
          <table:table-cell office:value-type="float" office:value="104180" calcext:value-type="float">
            <text:p>104180</text:p>
          </table:table-cell>
          <table:table-cell office:value-type="float" office:value="102700" calcext:value-type="float">
            <text:p>102700</text:p>
          </table:table-cell>
        </table:table-row>
        <table:table-row table:style-name="ro2">
          <table:table-cell office:value-type="string" calcext:value-type="string">
            <text:p><text:a xlink:href="javascript:sym('UA01406110006')" xlink:type="simple">Sondr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33178" calcext:value-type="float">
            <text:p>33178</text:p>
          </table:table-cell>
          <table:table-cell office:value-type="float" office:value="31881" calcext:value-type="float">
            <text:p>31881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2">
          <table:table-cell office:value-type="string" calcext:value-type="string">
            <text:p><text:a xlink:href="javascript:sym('UA06007410001')" xlink:type="simple">Sora - Isola del Lir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41527" calcext:value-type="float">
            <text:p>41527</text:p>
          </table:table-cell>
          <table:table-cell office:value-type="float" office:value="34787" calcext:value-type="float">
            <text:p>34787</text:p>
          </table:table-cell>
          <table:table-cell office:value-type="float" office:value="34150" calcext:value-type="float">
            <text:p>34150</text:p>
          </table:table-cell>
        </table:table-row>
        <table:table-row table:style-name="ro2">
          <table:table-cell office:value-type="string" calcext:value-type="string">
            <text:p><text:a xlink:href="javascript:sym('UA06308010002')" xlink:type="simple">Sorrento - Piano di Sorrento - Massa Lubrens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mpania</text:p>
          </table:table-cell>
          <table:table-cell office:value-type="float" office:value="54039" calcext:value-type="float">
            <text:p>54039</text:p>
          </table:table-cell>
          <table:table-cell office:value-type="float" office:value="54092" calcext:value-type="float">
            <text:p>54092</text:p>
          </table:table-cell>
          <table:table-cell office:value-type="float" office:value="53100" calcext:value-type="float">
            <text:p>53100</text:p>
          </table:table-cell>
        </table:table-row>
        <table:table-row table:style-name="ro2">
          <table:table-cell office:value-type="string" calcext:value-type="string">
            <text:p><text:a xlink:href="javascript:sym('UA01815310002')" xlink:type="simple">Stradella - Bron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0402" calcext:value-type="float">
            <text:p>20402</text:p>
          </table:table-cell>
          <table:table-cell office:value-type="float" office:value="21058" calcext:value-type="float">
            <text:p>21058</text:p>
          </table:table-cell>
          <table:table-cell office:value-type="float" office:value="21550" calcext:value-type="float">
            <text:p>21550</text:p>
          </table:table-cell>
        </table:table-row>
        <table:table-row table:style-name="ro1">
          <table:table-cell office:value-type="string" calcext:value-type="string">
            <text:p><text:a xlink:href="javascript:sym('UA02006510006')" xlink:type="simple">Suzza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 / Emilia-Romagna</text:p>
          </table:table-cell>
          <table:table-cell office:value-type="float" office:value="19546" calcext:value-type="float">
            <text:p>19546</text:p>
          </table:table-cell>
          <table:table-cell office:value-type="float" office:value="20067" calcext:value-type="float">
            <text:p>20067</text:p>
          </table:table-cell>
          <table:table-cell office:value-type="float" office:value="20450" calcext:value-type="float">
            <text:p>20450</text:p>
          </table:table-cell>
        </table:table-row>
        <table:table-row table:style-name="ro2">
          <table:table-cell office:value-type="string" calcext:value-type="string">
            <text:p><text:a xlink:href="javascript:sym('UA07302710004')" xlink:type="simple">Tara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04152" calcext:value-type="float">
            <text:p>204152</text:p>
          </table:table-cell>
          <table:table-cell office:value-type="float" office:value="205094" calcext:value-type="float">
            <text:p>205094</text:p>
          </table:table-cell>
          <table:table-cell office:value-type="float" office:value="201300" calcext:value-type="float">
            <text:p>201300</text:p>
          </table:table-cell>
        </table:table-row>
        <table:table-row table:style-name="ro2">
          <table:table-cell office:value-type="string" calcext:value-type="string">
            <text:p><text:a xlink:href="javascript:sym('UA07508510002')" xlink:type="simple">Taviano - Racale - Meliss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32953" calcext:value-type="float">
            <text:p>32953</text:p>
          </table:table-cell>
          <table:table-cell office:value-type="float" office:value="30066" calcext:value-type="float">
            <text:p>30066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table-cell office:value-type="string" calcext:value-type="string">
            <text:p><text:a xlink:href="javascript:sym('UA06704110022')" xlink:type="simple">Teram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38196" calcext:value-type="float">
            <text:p>38196</text:p>
          </table:table-cell>
          <table:table-cell office:value-type="float" office:value="36556" calcext:value-type="float">
            <text:p>36556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2">
          <table:table-cell office:value-type="string" calcext:value-type="string">
            <text:p><text:a xlink:href="javascript:sym('UA07204310001')" xlink:type="simple">Terlizz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3589" calcext:value-type="float">
            <text:p>23589</text:p>
          </table:table-cell>
          <table:table-cell office:value-type="float" office:value="24508" calcext:value-type="float">
            <text:p>24508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2">
          <table:table-cell office:value-type="string" calcext:value-type="string">
            <text:p><text:a xlink:href="javascript:sym('UA08207010002')" xlink:type="simple">Termini Imeres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24044" calcext:value-type="float">
            <text:p>24044</text:p>
          </table:table-cell>
          <table:table-cell office:value-type="float" office:value="21925" calcext:value-type="float">
            <text:p>21925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2">
          <table:table-cell office:value-type="string" calcext:value-type="string">
            <text:p><text:a xlink:href="javascript:sym('UA07007810002')" xlink:type="simple">Termo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Molise</text:p>
          </table:table-cell>
          <table:table-cell office:value-type="float" office:value="31292" calcext:value-type="float">
            <text:p>31292</text:p>
          </table:table-cell>
          <table:table-cell office:value-type="float" office:value="30262" calcext:value-type="float">
            <text:p>30262</text:p>
          </table:table-cell>
          <table:table-cell office:value-type="float" office:value="29750" calcext:value-type="float">
            <text:p>29750</text:p>
          </table:table-cell>
        </table:table-row>
        <table:table-row table:style-name="ro2">
          <table:table-cell office:value-type="string" calcext:value-type="string">
            <text:p><text:a xlink:href="javascript:sym('UA05503210016')" xlink:type="simple">Tern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Umbria</text:p>
          </table:table-cell>
          <table:table-cell office:value-type="float" office:value="102859" calcext:value-type="float">
            <text:p>102859</text:p>
          </table:table-cell>
          <table:table-cell office:value-type="float" office:value="100835" calcext:value-type="float">
            <text:p>100835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2">
          <table:table-cell office:value-type="string" calcext:value-type="string">
            <text:p><text:a xlink:href="javascript:sym('UA05903210004')" xlink:type="simple">Terraci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43272" calcext:value-type="float">
            <text:p>43272</text:p>
          </table:table-cell>
          <table:table-cell office:value-type="float" office:value="45926" calcext:value-type="float">
            <text:p>45926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2">
          <table:table-cell office:value-type="string" calcext:value-type="string">
            <text:p><text:a xlink:href="javascript:sym('UA05810410007')" xlink:type="simple">Tivo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3248" calcext:value-type="float">
            <text:p>23248</text:p>
          </table:table-cell>
          <table:table-cell office:value-type="float" office:value="23471" calcext:value-type="float">
            <text:p>23471</text:p>
          </table:table-cell>
          <table:table-cell office:value-type="float" office:value="23450" calcext:value-type="float">
            <text:p>23450</text:p>
          </table:table-cell>
        </table:table-row>
        <table:table-row table:style-name="ro2">
          <table:table-cell office:value-type="string" calcext:value-type="string">
            <text:p><text:a xlink:href="javascript:sym('UA00127210001')" xlink:type="simple">Torino</text:a> [Turin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1507736" calcext:value-type="float">
            <text:p>1507736</text:p>
          </table:table-cell>
          <table:table-cell office:value-type="float" office:value="1488585" calcext:value-type="float">
            <text:p>1488585</text:p>
          </table:table-cell>
          <table:table-cell office:value-type="float" office:value="1490500" calcext:value-type="float">
            <text:p>1490500</text:p>
          </table:table-cell>
        </table:table-row>
        <table:table-row table:style-name="ro2">
          <table:table-cell office:value-type="string" calcext:value-type="string">
            <text:p><text:a xlink:href="javascript:sym('UA00617410005')" xlink:type="simple">Torto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25933" calcext:value-type="float">
            <text:p>25933</text:p>
          </table:table-cell>
          <table:table-cell office:value-type="float" office:value="26389" calcext:value-type="float">
            <text:p>26389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2">
          <table:table-cell office:value-type="string" calcext:value-type="string">
            <text:p><text:a xlink:href="javascript:sym('UA11000910001')" xlink:type="simple">Tran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55078" calcext:value-type="float">
            <text:p>55078</text:p>
          </table:table-cell>
          <table:table-cell office:value-type="float" office:value="53744" calcext:value-type="float">
            <text:p>53744</text:p>
          </table:table-cell>
          <table:table-cell office:value-type="float" office:value="53500" calcext:value-type="float">
            <text:p>53500</text:p>
          </table:table-cell>
        </table:table-row>
        <table:table-row table:style-name="ro2">
          <table:table-cell office:value-type="string" calcext:value-type="string">
            <text:p><text:a xlink:href="javascript:sym('UA08102110002')" xlink:type="simple">Trapani - Casa Sant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92577" calcext:value-type="float">
            <text:p>92577</text:p>
          </table:table-cell>
          <table:table-cell office:value-type="float" office:value="85663" calcext:value-type="float">
            <text:p>85663</text:p>
          </table:table-cell>
          <table:table-cell office:value-type="float" office:value="83500" calcext:value-type="float">
            <text:p>83500</text:p>
          </table:table-cell>
        </table:table-row>
        <table:table-row table:style-name="ro2">
          <table:table-cell office:value-type="string" calcext:value-type="string">
            <text:p><text:a xlink:href="javascript:sym('UA00314910002')" xlink:type="simple">Treca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19489" calcext:value-type="float">
            <text:p>19489</text:p>
          </table:table-cell>
          <table:table-cell office:value-type="float" office:value="20124" calcext:value-type="float">
            <text:p>20124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3">
          <table:table-cell office:value-type="string" calcext:value-type="string">
            <text:p><text:a xlink:href="javascript:sym('UA02220510018')" xlink:type="simple">Tren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Trentino-Alto Adige</text:p>
          </table:table-cell>
          <table:table-cell office:value-type="float" office:value="103221" calcext:value-type="float">
            <text:p>103221</text:p>
          </table:table-cell>
          <table:table-cell office:value-type="float" office:value="107178" calcext:value-type="float">
            <text:p>107178</text:p>
          </table:table-cell>
          <table:table-cell office:value-type="float" office:value="108200" calcext:value-type="float">
            <text:p>108200</text:p>
          </table:table-cell>
        </table:table-row>
        <table:table-row table:style-name="ro2">
          <table:table-cell office:value-type="string" calcext:value-type="string">
            <text:p><text:a xlink:href="javascript:sym('UA01621910003')" xlink:type="simple">Trevigl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31097" calcext:value-type="float">
            <text:p>31097</text:p>
          </table:table-cell>
          <table:table-cell office:value-type="float" office:value="33430" calcext:value-type="float">
            <text:p>33430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2">
          <table:table-cell office:value-type="string" calcext:value-type="string">
            <text:p><text:a xlink:href="javascript:sym('UA02608610006')" xlink:type="simple">Trevis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58594" calcext:value-type="float">
            <text:p>258594</text:p>
          </table:table-cell>
          <table:table-cell office:value-type="float" office:value="268468" calcext:value-type="float">
            <text:p>268468</text:p>
          </table:table-cell>
          <table:table-cell office:value-type="float" office:value="270100" calcext:value-type="float">
            <text:p>270100</text:p>
          </table:table-cell>
        </table:table-row>
        <table:table-row table:style-name="ro3">
          <table:table-cell office:value-type="string" calcext:value-type="string">
            <text:p><text:a xlink:href="javascript:sym('UA03200610009')" xlink:type="simple">Triest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riuli-Venezia Giulia</text:p>
          </table:table-cell>
          <table:table-cell office:value-type="float" office:value="215252" calcext:value-type="float">
            <text:p>215252</text:p>
          </table:table-cell>
          <table:table-cell office:value-type="float" office:value="212653" calcext:value-type="float">
            <text:p>212653</text:p>
          </table:table-cell>
          <table:table-cell office:value-type="float" office:value="212100" calcext:value-type="float">
            <text:p>212100</text:p>
          </table:table-cell>
        </table:table-row>
        <table:table-row table:style-name="ro2">
          <table:table-cell office:value-type="string" calcext:value-type="string">
            <text:p><text:a xlink:href="javascript:sym('UA07204610001')" xlink:type="simple">Triggi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uglia</text:p>
          </table:table-cell>
          <table:table-cell office:value-type="float" office:value="26674" calcext:value-type="float">
            <text:p>26674</text:p>
          </table:table-cell>
          <table:table-cell office:value-type="float" office:value="27304" calcext:value-type="float">
            <text:p>27304</text:p>
          </table:table-cell>
          <table:table-cell office:value-type="float" office:value="26950" calcext:value-type="float">
            <text:p>26950</text:p>
          </table:table-cell>
        </table:table-row>
        <table:table-row table:style-name="ro3">
          <table:table-cell office:value-type="string" calcext:value-type="string">
            <text:p><text:a xlink:href="javascript:sym('UA03012910003')" xlink:type="simple">Udin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Friuli-Venezia Giulia</text:p>
          </table:table-cell>
          <table:table-cell office:value-type="float" office:value="166393" calcext:value-type="float">
            <text:p>166393</text:p>
          </table:table-cell>
          <table:table-cell office:value-type="float" office:value="170236" calcext:value-type="float">
            <text:p>170236</text:p>
          </table:table-cell>
          <table:table-cell office:value-type="float" office:value="170500" calcext:value-type="float">
            <text:p>170500</text:p>
          </table:table-cell>
        </table:table-row>
        <table:table-row table:style-name="ro2">
          <table:table-cell office:value-type="string" calcext:value-type="string">
            <text:p><text:a xlink:href="javascript:sym('UA02411110005')" xlink:type="simple">Valdagno - Cornedo Vicenti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43185" calcext:value-type="float">
            <text:p>43185</text:p>
          </table:table-cell>
          <table:table-cell office:value-type="float" office:value="41725" calcext:value-type="float">
            <text:p>41725</text:p>
          </table:table-cell>
          <table:table-cell office:value-type="float" office:value="41800" calcext:value-type="float">
            <text:p>41800</text:p>
          </table:table-cell>
        </table:table-row>
        <table:table-row table:style-name="ro2">
          <table:table-cell office:value-type="string" calcext:value-type="string">
            <text:p><text:a xlink:href="javascript:sym('UA01213310006')" xlink:type="simple">Vares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241403" calcext:value-type="float">
            <text:p>241403</text:p>
          </table:table-cell>
          <table:table-cell office:value-type="float" office:value="238706" calcext:value-type="float">
            <text:p>238706</text:p>
          </table:table-cell>
          <table:table-cell office:value-type="float" office:value="239400" calcext:value-type="float">
            <text:p>239400</text:p>
          </table:table-cell>
        </table:table-row>
        <table:table-row table:style-name="ro2">
          <table:table-cell office:value-type="string" calcext:value-type="string">
            <text:p><text:a xlink:href="javascript:sym('UA06909910005')" xlink:type="simple">Vas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Abruzzo</text:p>
          </table:table-cell>
          <table:table-cell office:value-type="float" office:value="34870" calcext:value-type="float">
            <text:p>34870</text:p>
          </table:table-cell>
          <table:table-cell office:value-type="float" office:value="36912" calcext:value-type="float">
            <text:p>36912</text:p>
          </table:table-cell>
          <table:table-cell office:value-type="float" office:value="37150" calcext:value-type="float">
            <text:p>37150</text:p>
          </table:table-cell>
        </table:table-row>
        <table:table-row table:style-name="ro3">
          <table:table-cell office:value-type="string" calcext:value-type="string">
            <text:p><text:a xlink:href="javascript:sym('UA02704210012')" xlink:type="simple">Venezia</text:a> [Venice]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51298" calcext:value-type="float">
            <text:p>51298</text:p>
          </table:table-cell>
          <table:table-cell office:value-type="float" office:value="44660" calcext:value-type="float">
            <text:p>44660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2">
          <table:table-cell office:value-type="string" calcext:value-type="string">
            <text:p><text:a xlink:href="javascript:sym('UA00806510011')" xlink:type="simple">Ventimiglia - Bordighe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iguria</text:p>
          </table:table-cell>
          <table:table-cell office:value-type="float" office:value="42961" calcext:value-type="float">
            <text:p>42961</text:p>
          </table:table-cell>
          <table:table-cell office:value-type="float" office:value="42086" calcext:value-type="float">
            <text:p>42086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2">
          <table:table-cell office:value-type="string" calcext:value-type="string">
            <text:p><text:a xlink:href="javascript:sym('UA10307210003')" xlink:type="simple">Verban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38378" calcext:value-type="float">
            <text:p>38378</text:p>
          </table:table-cell>
          <table:table-cell office:value-type="float" office:value="37813" calcext:value-type="float">
            <text:p>37813</text:p>
          </table:table-cell>
          <table:table-cell office:value-type="float" office:value="37850" calcext:value-type="float">
            <text:p>37850</text:p>
          </table:table-cell>
        </table:table-row>
        <table:table-row table:style-name="ro2">
          <table:table-cell office:value-type="string" calcext:value-type="string">
            <text:p><text:a xlink:href="javascript:sym('UA00215810004')" xlink:type="simple">Vercel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Piemonte</text:p>
          </table:table-cell>
          <table:table-cell office:value-type="float" office:value="46809" calcext:value-type="float">
            <text:p>46809</text:p>
          </table:table-cell>
          <table:table-cell office:value-type="float" office:value="45799" calcext:value-type="float">
            <text:p>45799</text:p>
          </table:table-cell>
          <table:table-cell office:value-type="float" office:value="46600" calcext:value-type="float">
            <text:p>46600</text:p>
          </table:table-cell>
        </table:table-row>
        <table:table-row table:style-name="ro2">
          <table:table-cell office:value-type="string" calcext:value-type="string">
            <text:p><text:a xlink:href="javascript:sym('UA02309110021')" xlink:type="simple">Vero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397109" calcext:value-type="float">
            <text:p>397109</text:p>
          </table:table-cell>
          <table:table-cell office:value-type="float" office:value="408296" calcext:value-type="float">
            <text:p>408296</text:p>
          </table:table-cell>
          <table:table-cell office:value-type="float" office:value="408900" calcext:value-type="float">
            <text:p>408900</text:p>
          </table:table-cell>
        </table:table-row>
        <table:table-row table:style-name="ro2">
          <table:table-cell office:value-type="string" calcext:value-type="string">
            <text:p><text:a xlink:href="javascript:sym('UA10204710007')" xlink:type="simple">Vibo Valent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Calabria</text:p>
          </table:table-cell>
          <table:table-cell office:value-type="float" office:value="23978" calcext:value-type="float">
            <text:p>23978</text:p>
          </table:table-cell>
          <table:table-cell office:value-type="float" office:value="25607" calcext:value-type="float">
            <text:p>25607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'UA02411610005')" xlink:type="simple">Vicenza - Schi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397205" calcext:value-type="float">
            <text:p>397205</text:p>
          </table:table-cell>
          <table:table-cell office:value-type="float" office:value="396861" calcext:value-type="float">
            <text:p>396861</text:p>
          </table:table-cell>
          <table:table-cell office:value-type="float" office:value="397900" calcext:value-type="float">
            <text:p>397900</text:p>
          </table:table-cell>
        </table:table-row>
        <table:table-row table:style-name="ro2">
          <table:table-cell office:value-type="string" calcext:value-type="string">
            <text:p><text:a xlink:href="javascript:sym('UA01817710003')" xlink:type="simple">Vigevan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65911" calcext:value-type="float">
            <text:p>65911</text:p>
          </table:table-cell>
          <table:table-cell office:value-type="float" office:value="68730" calcext:value-type="float">
            <text:p>68730</text:p>
          </table:table-cell>
          <table:table-cell office:value-type="float" office:value="69400" calcext:value-type="float">
            <text:p>69400</text:p>
          </table:table-cell>
        </table:table-row>
        <table:table-row table:style-name="ro3">
          <table:table-cell office:value-type="string" calcext:value-type="string">
            <text:p><text:a xlink:href="javascript:sym('UA03604610001')" xlink:type="simple">Vignola - Spilambert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Emilia-Romagna</text:p>
          </table:table-cell>
          <table:table-cell office:value-type="float" office:value="39714" calcext:value-type="float">
            <text:p>39714</text:p>
          </table:table-cell>
          <table:table-cell office:value-type="float" office:value="42108" calcext:value-type="float">
            <text:p>42108</text:p>
          </table:table-cell>
          <table:table-cell office:value-type="float" office:value="42800" calcext:value-type="float">
            <text:p>42800</text:p>
          </table:table-cell>
        </table:table-row>
        <table:table-row table:style-name="ro2">
          <table:table-cell office:value-type="string" calcext:value-type="string">
            <text:p><text:a xlink:href="javascript:sym('UA02309610008')" xlink:type="simple">Villafranca di Verona - Povegliano Veronese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Veneto</text:p>
          </table:table-cell>
          <table:table-cell office:value-type="float" office:value="22847" calcext:value-type="float">
            <text:p>22847</text:p>
          </table:table-cell>
          <table:table-cell office:value-type="float" office:value="23079" calcext:value-type="float">
            <text:p>23079</text:p>
          </table:table-cell>
          <table:table-cell office:value-type="float" office:value="23050" calcext:value-type="float">
            <text:p>23050</text:p>
          </table:table-cell>
        </table:table-row>
        <table:table-row table:style-name="ro2">
          <table:table-cell office:value-type="string" calcext:value-type="string">
            <text:p><text:a xlink:href="javascript:sym('UA08310510003')" xlink:type="simple">Villafranca Tirrena - Torregrotta - Rometta Mare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34500" calcext:value-type="float">
            <text:p>34500</text:p>
          </table:table-cell>
          <table:table-cell office:value-type="float" office:value="33399" calcext:value-type="float">
            <text:p>33399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2">
          <table:table-cell office:value-type="string" calcext:value-type="string">
            <text:p><text:a xlink:href="javascript:sym('UA05804710008')" xlink:type="simple">Villalba - Bagni di Tivoli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21440" calcext:value-type="float">
            <text:p>21440</text:p>
          </table:table-cell>
          <table:table-cell office:value-type="float" office:value="24104" calcext:value-type="float">
            <text:p>24104</text:p>
          </table:table-cell>
          <table:table-cell office:value-type="float" office:value="24150" calcext:value-type="float">
            <text:p>24150</text:p>
          </table:table-cell>
        </table:table-row>
        <table:table-row table:style-name="ro2">
          <table:table-cell office:value-type="string" calcext:value-type="string">
            <text:p><text:a xlink:href="javascript:sym('UA05804710009')" xlink:type="simple">Villanova - Villa Adrian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33359" calcext:value-type="float">
            <text:p>33359</text:p>
          </table:table-cell>
          <table:table-cell office:value-type="float" office:value="35395" calcext:value-type="float">
            <text:p>35395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2">
          <table:table-cell office:value-type="string" calcext:value-type="string">
            <text:p><text:a xlink:href="javascript:sym('UA05605910009')" xlink:type="simple">Viterbo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azio</text:p>
          </table:table-cell>
          <table:table-cell office:value-type="float" office:value="47471" calcext:value-type="float">
            <text:p>47471</text:p>
          </table:table-cell>
          <table:table-cell office:value-type="float" office:value="49007" calcext:value-type="float">
            <text:p>49007</text:p>
          </table:table-cell>
          <table:table-cell office:value-type="float" office:value="49350" calcext:value-type="float">
            <text:p>49350</text:p>
          </table:table-cell>
        </table:table-row>
        <table:table-row table:style-name="ro2">
          <table:table-cell office:value-type="string" calcext:value-type="string">
            <text:p><text:a xlink:href="javascript:sym('UA08801210002')" xlink:type="simple">Vittori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Sicilia</text:p>
          </table:table-cell>
          <table:table-cell office:value-type="float" office:value="50903" calcext:value-type="float">
            <text:p>50903</text:p>
          </table:table-cell>
          <table:table-cell office:value-type="float" office:value="51670" calcext:value-type="float">
            <text:p>51670</text:p>
          </table:table-cell>
          <table:table-cell office:value-type="float" office:value="54300" calcext:value-type="float">
            <text:p>54300</text:p>
          </table:table-cell>
        </table:table-row>
        <table:table-row table:style-name="ro2">
          <table:table-cell office:value-type="string" calcext:value-type="string">
            <text:p><text:a xlink:href="javascript:sym('UA01818210004')" xlink:type="simple">Voghera</text:a></text:p>
          </table:table-cell>
          <table:table-cell office:value-type="string" calcext:value-type="string">
            <text:p>Urban Area</text:p>
          </table:table-cell>
          <table:table-cell office:value-type="string" calcext:value-type="string">
            <text:p>Lombardia</text:p>
          </table:table-cell>
          <table:table-cell office:value-type="float" office:value="36232" calcext:value-type="float">
            <text:p>36232</text:p>
          </table:table-cell>
          <table:table-cell office:value-type="float" office:value="36480" calcext:value-type="float">
            <text:p>36480</text:p>
          </table:table-cell>
          <table:table-cell office:value-type="float" office:value="37650" calcext:value-type="float">
            <text:p>37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07:09:31.117111700</meta:creation-date>
    <dc:date>2025-05-22T07:10:22.630702100</dc:date>
    <meta:editing-duration>PT51S</meta:editing-duration>
    <meta:editing-cycles>1</meta:editing-cycles>
    <meta:document-statistic meta:table-count="1" meta:cell-count="1734" meta:object-count="0"/>
    <meta:generator>LibreOffice/25.2.2.2$Windows_X86_64 LibreOffice_project/7370d4be9e3cf6031a51beef54ff3bda878e3fac</meta:generator>
  </office:meta>
</office:document-meta>
</file>